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1" svg:font-family="'Times New Roman', Times, serif"/>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4.815cm" style:rel-column-width="18564*"/>
    </style:style>
    <style:style style:name="Table2.B" style:family="table-column">
      <style:table-column-properties style:column-width="2.91cm" style:rel-column-width="11220*"/>
    </style:style>
    <style:style style:name="Table2.C" style:family="table-column">
      <style:table-column-properties style:column-width="1.005cm" style:rel-column-width="3876*"/>
    </style:style>
    <style:style style:name="Table2.D" style:family="table-column">
      <style:table-column-properties style:column-width="8.267cm" style:rel-column-width="31875*"/>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1" style:family="table">
      <style:table-properties style:width="16.999cm" table:align="margins"/>
    </style:style>
    <style:style style:name="Table1.A" style:family="table-column">
      <style:table-column-properties style:column-width="4.842cm" style:rel-column-width="18666*"/>
    </style:style>
    <style:style style:name="Table1.B" style:family="table-column">
      <style:table-column-properties style:column-width="2.91cm" style:rel-column-width="11220*"/>
    </style:style>
    <style:style style:name="Table1.C" style:family="table-column">
      <style:table-column-properties style:column-width="0.926cm" style:rel-column-width="3570*"/>
    </style:style>
    <style:style style:name="Table1.D" style:family="table-column">
      <style:table-column-properties style:column-width="8.32cm" style:rel-column-width="32079*"/>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3" style:family="table">
      <style:table-properties style:width="17.014cm" fo:margin-left="-0.016cm" fo:margin-right="0cm" table:align="margins"/>
    </style:style>
    <style:style style:name="Table3.A" style:family="table-column">
      <style:table-column-properties style:column-width="4.867cm" style:rel-column-width="18744*"/>
    </style:style>
    <style:style style:name="Table3.B" style:family="table-column">
      <style:table-column-properties style:column-width="2.937cm" style:rel-column-width="11312*"/>
    </style:style>
    <style:style style:name="Table3.C" style:family="table-column">
      <style:table-column-properties style:column-width="1.087cm" style:rel-column-width="4185*"/>
    </style:style>
    <style:style style:name="Table3.D" style:family="table-column">
      <style:table-column-properties style:column-width="8.124cm" style:rel-column-width="31294*"/>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1" style:family="table-row">
      <style:table-row-properties style:min-row-height="5.271cm"/>
    </style:style>
    <style:style style:name="Table3.D2.1" style:family="table-row">
      <style:table-row-properties style:min-row-height="5.244cm"/>
    </style:style>
    <style:style style:name="Table3.D2.1.1"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838cm" style:rel-column-width="18653*"/>
    </style:style>
    <style:style style:name="Table4.B" style:family="table-column">
      <style:table-column-properties style:column-width="2.937cm" style:rel-column-width="11322*"/>
    </style:style>
    <style:style style:name="Table4.C" style:family="table-column">
      <style:table-column-properties style:column-width="1.115cm" style:rel-column-width="4297*"/>
    </style:style>
    <style:style style:name="Table4.D" style:family="table-column">
      <style:table-column-properties style:column-width="8.109cm" style:rel-column-width="312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4.867cm" style:rel-column-width="18762*"/>
    </style:style>
    <style:style style:name="Table5.B" style:family="table-column">
      <style:table-column-properties style:column-width="2.937cm" style:rel-column-width="11322*"/>
    </style:style>
    <style:style style:name="Table5.C" style:family="table-column">
      <style:table-column-properties style:column-width="1.007cm" style:rel-column-width="3883*"/>
    </style:style>
    <style:style style:name="Table5.D" style:family="table-column">
      <style:table-column-properties style:column-width="8.188cm" style:rel-column-width="31568*"/>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171cm" fo:margin-left="0cm" fo:margin-right="-0.173cm" table:align="margins"/>
    </style:style>
    <style:style style:name="Table6.A" style:family="table-column">
      <style:table-column-properties style:column-width="4.837cm" style:rel-column-width="18458*"/>
    </style:style>
    <style:style style:name="Table6.B" style:family="table-column">
      <style:table-column-properties style:column-width="2.937cm" style:rel-column-width="11208*"/>
    </style:style>
    <style:style style:name="Table6.C" style:family="table-column">
      <style:table-column-properties style:column-width="1.09cm" style:rel-column-width="4160*"/>
    </style:style>
    <style:style style:name="Table6.D" style:family="table-column">
      <style:table-column-properties style:column-width="2.642cm" style:rel-column-width="10084*"/>
    </style:style>
    <style:style style:name="Table6.E" style:family="table-column">
      <style:table-column-properties style:column-width="5.666cm" style:rel-column-width="21625*"/>
    </style:style>
    <style:style style:name="Table6.A1" style:family="table-cell">
      <style:table-cell-properties fo:padding="0.097cm" fo:border="0.002cm solid #000000"/>
    </style:style>
    <style:style style:name="Table6.2" style:family="table-row">
      <style:table-row-properties style:min-row-height="11.091cm"/>
    </style:style>
    <style:style style:name="Table6.A2" style:family="table-cell">
      <style:table-cell-properties fo:padding="0.097cm" fo:border-left="0.002cm solid #000000" fo:border-right="none" fo:border-top="0.002cm solid #000000" fo:border-bottom="0.002cm solid #000000"/>
    </style:style>
    <style:style style:name="Table6.3" style:family="table-row">
      <style:table-row-properties style:min-row-height="1.64cm"/>
    </style:style>
    <style:style style:name="Table6.C3" style:family="table-cell">
      <style:table-cell-properties fo:padding="0.097cm" fo:border-left="0.002cm solid #000000" fo:border-right="none" fo:border-top="none" fo:border-bottom="0.002cm solid #000000"/>
    </style:style>
    <style:style style:name="Table6.4" style:family="table-row">
      <style:table-row-properties style:min-row-height="1.561cm"/>
    </style:style>
    <style:style style:name="Table6.5" style:family="table-row">
      <style:table-row-properties style:min-row-height="1.926cm"/>
    </style:style>
    <style:style style:name="Table6.D6" style:family="table-cell">
      <style:table-cell-properties fo:padding="0.097cm" fo:border-left="0.002cm solid #000000" fo:border-right="0.002cm solid #000000" fo:border-top="none" fo:border-bottom="0.002cm solid #000000"/>
    </style:style>
    <style:style style:name="Table6.12" style:family="table-row">
      <style:table-row-properties style:min-row-height="0.138cm"/>
    </style:style>
    <style:style style:name="P1" style:family="paragraph" style:parent-style-name="Text_20_body">
      <style:paragraph-properties fo:text-align="center" style:justify-single-word="false"/>
    </style:style>
    <style:style style:name="P2" style:family="paragraph" style:parent-style-name="Text_20_body">
      <style:text-properties style:font-name="Times New Roman1" fo:font-size="18pt" fo:font-weight="bold"/>
    </style:style>
    <style:style style:name="P3" style:family="paragraph" style:parent-style-name="Text_20_body">
      <style:paragraph-properties fo:text-align="center" style:justify-single-word="false"/>
      <style:text-properties style:font-name="Times New Roman1" fo:font-size="18pt" fo:font-weight="bold"/>
    </style:style>
    <style:style style:name="P4" style:family="paragraph" style:parent-style-name="Text_20_body">
      <style:paragraph-properties fo:text-align="start" style:justify-single-word="false"/>
      <style:text-properties style:font-name="Times New Roman1" fo:font-size="18pt" fo:font-weight="bold"/>
    </style:style>
    <style:style style:name="P5" style:family="paragraph" style:parent-style-name="Text_20_body">
      <style:text-properties style:font-name="Times New Roman1" fo:font-size="12pt" fo:font-weight="normal" style:font-size-asian="12pt" style:font-weight-asian="normal" style:font-size-complex="12pt" style:font-weight-complex="normal"/>
    </style:style>
    <style:style style:name="P6" style:family="paragraph" style:parent-style-name="Text_20_body">
      <style:text-properties style:font-name="Times New Roman1" fo:font-size="12pt" fo:font-weight="bold" style:font-size-asian="12pt" style:font-weight-asian="bold" style:font-size-complex="12pt" style:font-weight-complex="bold"/>
    </style:style>
    <style:style style:name="P7" style:family="paragraph" style:parent-style-name="Text_20_body">
      <style:text-properties style:font-name="Times New Roman1" fo:font-size="16pt" fo:font-weight="bold" style:font-size-asian="16pt" style:font-weight-asian="bold" style:font-size-complex="16pt" style:font-weight-complex="bold"/>
    </style:style>
    <style:style style:name="P8" style:family="paragraph" style:parent-style-name="Text_20_body">
      <style:text-properties style:font-name="Times New Roman1" fo:font-size="16pt" fo:font-weight="bold" style:font-size-asian="16pt" style:font-size-complex="16pt"/>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ize="10pt" style:font-size-asian="10pt" style:font-size-complex="10pt"/>
    </style:style>
    <style:style style:name="P11" style:family="paragraph" style:parent-style-name="Text_20_body">
      <style:text-properties style:font-name="Lucida Console" fo:font-size="10pt" style:font-size-asian="10pt" style:font-size-complex="10pt"/>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ize="12pt" fo:font-weight="bold" style:font-size-asian="12pt" style:font-weight-asian="bold" style:font-size-complex="12pt" style:font-weight-complex="bold"/>
    </style:style>
    <style:style style:name="P14" style:family="paragraph" style:parent-style-name="Text_20_body">
      <style:paragraph-properties fo:margin-left="0cm" fo:margin-right="0cm" fo:margin-top="0cm" fo:margin-bottom="0cm" fo:text-indent="0cm" style:auto-text-indent="false"/>
    </style:style>
    <style:style style:name="P15" style:family="paragraph" style:parent-style-name="Text_20_body">
      <style:paragraph-properties fo:margin-left="0cm" fo:margin-right="0cm" fo:margin-top="0cm" fo:margin-bottom="0cm" fo:text-indent="0cm" style:auto-text-indent="false"/>
      <style:text-properties style:font-name="Times New Roman1"/>
    </style:style>
    <style:style style:name="P16" style:family="paragraph" style:parent-style-name="Table_20_Contents">
      <style:paragraph-properties fo:margin-left="0cm" fo:margin-right="0cm" fo:text-indent="0cm" style:auto-text-indent="false"/>
      <style:text-properties fo:font-size="10pt" style:font-size-asian="10pt" style:font-size-complex="10pt"/>
    </style:style>
    <style:style style:name="P17" style:family="paragraph" style:parent-style-name="Text_20_body">
      <style:paragraph-properties fo:break-before="page"/>
    </style:style>
    <style:style style:name="P18" style:family="paragraph" style:parent-style-name="Text_20_body">
      <style:paragraph-properties fo:break-before="page"/>
      <style:text-properties fo:font-size="16pt" fo:font-weight="bold" style:font-size-asian="16pt" style:font-weight-asian="bold" style:font-size-complex="16pt" style:font-weight-complex="bold"/>
    </style:style>
    <style:style style:name="P19" style:family="paragraph" style:parent-style-name="Table_20_Contents">
      <style:text-properties fo:font-size="10pt" fo:font-weight="bold" style:font-size-asian="10pt" style:font-weight-asian="bold" style:font-size-complex="10pt" style:font-weight-complex="bold"/>
    </style:style>
    <style:style style:name="P2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text-properties fo:font-size="10pt" style:font-size-asian="10pt" style:font-size-complex="10pt"/>
    </style:style>
    <style:style style:name="P22" style:family="paragraph" style:parent-style-name="Table_20_Contents">
      <style:text-properties fo:font-size="10pt" fo:font-weight="normal" style:font-size-asian="10pt" style:font-weight-asian="normal" style:font-size-complex="10pt" style:font-weight-complex="normal"/>
    </style:style>
    <style:style style:name="P23" style:family="paragraph" style:parent-style-name="Table_20_Contents">
      <style:text-properties fo:font-size="12pt" style:font-size-asian="12pt" style:font-size-complex="12pt"/>
    </style:style>
    <style:style style:name="P24" style:family="paragraph" style:parent-style-name="Table_20_Contents">
      <style:text-properties fo:font-size="12pt" fo:font-weight="bold" style:font-size-asian="12pt" style:font-weight-asian="bold" style:font-size-complex="12pt" style:font-weight-complex="bold"/>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text-properties style:text-line-through-style="solid" fo:font-size="10pt" style:font-size-asian="10pt" style:font-size-complex="10pt"/>
    </style:style>
    <style:style style:name="P27" style:family="paragraph" style:parent-style-name="Table_20_Contents">
      <style:paragraph-properties fo:margin-left="1.251cm" fo:margin-right="0cm" fo:text-indent="0cm" style:auto-text-indent="false"/>
      <style:text-properties fo:font-size="10pt" style:font-size-asian="10pt" style:font-size-complex="10pt"/>
    </style:style>
    <style:style style:name="P28" style:family="paragraph" style:parent-style-name="Standard">
      <style:text-properties fo:font-style="italic" style:font-style-asian="italic" style:font-style-complex="italic"/>
    </style:style>
    <style:style style:name="P29" style:family="paragraph" style:parent-style-name="Standard">
      <style:text-properties fo:font-size="10pt" style:font-size-asian="10pt" style:font-size-complex="10pt"/>
    </style:style>
    <style:style style:name="P30" style:family="paragraph" style:parent-style-name="Text_20_body" style:list-style-name="L1">
      <style:text-properties style:font-name="Times New Roman1"/>
    </style:style>
    <style:style style:name="P31" style:family="paragraph" style:parent-style-name="Text_20_body">
      <style:text-properties style:font-name="Times New Roman1" fo:font-size="12pt" fo:font-weight="normal" style:font-size-asian="12pt" style:font-weight-asian="normal" style:font-size-complex="12pt" style:font-weight-complex="normal"/>
    </style:style>
    <style:style style:name="P32" style:family="paragraph" style:parent-style-name="Text_20_body" style:list-style-name="L2">
      <style:text-properties style:font-name="Lucida Console" fo:font-size="10pt" style:font-size-asian="10pt" style:font-size-complex="10pt"/>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1">
      <style:paragraph-properties fo:margin-top="0cm" fo:margin-bottom="0cm"/>
      <style:text-properties style:font-name="Times New Roman1"/>
    </style:style>
    <style:style style:name="P36" style:family="paragraph" style:parent-style-name="Text_20_body" style:list-style-name="L5">
      <style:paragraph-properties fo:margin-left="-1.251cm" fo:margin-right="0cm" fo:text-indent="0cm" style:auto-text-indent="false"/>
    </style:style>
    <style:style style:name="P37" style:family="paragraph" style:parent-style-name="Text_20_body" style:list-style-name="L6">
      <style:paragraph-properties fo:margin-left="0cm" fo:margin-right="0cm" fo:margin-top="0cm" fo:margin-bottom="0cm" fo:line-height="100%" fo:text-indent="0cm" style:auto-text-indent="false"/>
      <style:text-properties fo:font-size="10pt" style:font-size-asian="10pt" style:font-size-complex="10pt"/>
    </style:style>
    <style:style style:name="P38" style:family="paragraph" style:parent-style-name="Text_20_body" style:list-style-name="L7">
      <style:paragraph-properties fo:margin-left="0cm" fo:margin-right="0cm" fo:margin-top="0cm" fo:margin-bottom="0cm" fo:line-height="100%" fo:text-indent="0cm" style:auto-text-indent="false"/>
      <style:text-properties fo:font-size="10pt" style:font-size-asian="10pt" style:font-size-complex="10pt"/>
    </style:style>
    <style:style style:name="P39" style:family="paragraph" style:parent-style-name="Text_20_body" style:list-style-name="L10">
      <style:paragraph-properties fo:margin-left="0cm" fo:margin-right="0cm" fo:margin-top="0cm" fo:margin-bottom="0cm" fo:line-height="100%" fo:text-indent="0cm" style:auto-text-indent="false"/>
      <style:text-properties fo:font-size="10pt" style:font-size-asian="10pt" style:font-size-complex="10pt"/>
    </style:style>
    <style:style style:name="P40" style:family="paragraph" style:parent-style-name="Text_20_body" style:list-style-name="L11">
      <style:paragraph-properties fo:margin-left="0cm" fo:margin-right="0cm" fo:margin-top="0cm" fo:margin-bottom="0cm" fo:text-indent="0cm" style:auto-text-indent="false"/>
      <style:text-properties fo:font-size="10pt" style:font-size-asian="10pt" style:font-size-complex="10pt"/>
    </style:style>
    <style:style style:name="P41" style:family="paragraph" style:parent-style-name="Text_20_body" style:list-style-name="L12">
      <style:paragraph-properties fo:margin-left="0cm" fo:margin-right="0cm" fo:margin-top="0cm" fo:margin-bottom="0cm" fo:text-indent="0cm" style:auto-text-indent="false"/>
      <style:text-properties fo:font-size="10pt" style:font-size-asian="10pt" style:font-size-complex="10pt"/>
    </style:style>
    <style:style style:name="P42" style:family="paragraph" style:parent-style-name="Text_20_body" style:list-style-name="L13">
      <style:paragraph-properties fo:margin-left="0cm" fo:margin-right="0cm" fo:margin-top="0cm" fo:margin-bottom="0cm" fo:text-indent="0cm" style:auto-text-indent="false"/>
      <style:text-properties fo:font-size="10pt" style:font-size-asian="10pt" style:font-size-complex="10pt"/>
    </style:style>
    <style:style style:name="P43" style:family="paragraph" style:parent-style-name="Text_20_body" style:list-style-name="L14">
      <style:paragraph-properties fo:margin-left="0cm" fo:margin-right="0cm" fo:margin-top="0cm" fo:margin-bottom="0cm" fo:text-indent="0cm" style:auto-text-indent="false"/>
      <style:text-properties fo:font-size="10pt" style:font-size-asian="10pt" style:font-size-complex="10pt"/>
    </style:style>
    <style:style style:name="P44" style:family="paragraph" style:parent-style-name="Text_20_body" style:list-style-name="L15">
      <style:paragraph-properties fo:margin-left="0cm" fo:margin-right="0cm" fo:margin-top="0cm" fo:margin-bottom="0cm" fo:text-indent="0cm" style:auto-text-indent="false"/>
      <style:text-properties fo:font-size="10pt" style:font-size-asian="10pt" style:font-size-complex="10pt"/>
    </style:style>
    <style:style style:name="P45" style:family="paragraph" style:parent-style-name="Text_20_body" style:list-style-name="L7">
      <style:paragraph-properties fo:margin-left="0cm" fo:margin-right="0cm" fo:margin-top="0cm" fo:margin-bottom="0cm" fo:line-height="100%" fo:text-indent="0cm" style:auto-text-indent="false"/>
      <style:text-properties fo:font-size="10pt" fo:font-weight="normal" style:font-size-asian="10pt" style:font-weight-asian="normal" style:font-size-complex="10pt" style:font-weight-complex="normal"/>
    </style:style>
    <style:style style:name="P46" style:family="paragraph" style:parent-style-name="Text_20_body" style:list-style-name="L8">
      <style:paragraph-properties fo:margin-left="0cm" fo:margin-right="0cm" fo:margin-top="0cm" fo:margin-bottom="0cm" fo:line-height="100%" fo:text-indent="0cm" style:auto-text-indent="false"/>
      <style:text-properties fo:font-size="10pt" fo:font-weight="normal" style:font-size-asian="10pt" style:font-weight-asian="normal" style:font-size-complex="10pt" style:font-weight-complex="normal"/>
    </style:style>
    <style:style style:name="P47" style:family="paragraph" style:parent-style-name="Text_20_body" style:list-style-name="L9">
      <style:paragraph-properties fo:margin-left="0cm" fo:margin-right="0cm" fo:margin-top="0cm" fo:margin-bottom="0cm" fo:line-height="100%" fo:text-indent="0cm" style:auto-text-indent="false"/>
      <style:text-properties fo:font-size="10pt" fo:font-weight="normal" style:font-size-asian="10pt" style:font-weight-asian="normal" style:font-size-complex="10pt" style:font-weight-complex="normal"/>
    </style:style>
    <style:style style:name="P48" style:family="paragraph" style:parent-style-name="Text_20_body" style:list-style-name="L8">
      <style:paragraph-properties fo:margin-left="0cm" fo:margin-right="0cm" fo:line-height="100%" fo:text-indent="0cm" style:auto-text-indent="false"/>
      <style:text-properties fo:font-size="10pt" style:font-size-asian="10pt" style:font-size-complex="10pt"/>
    </style:style>
    <style:style style:name="P49" style:family="paragraph" style:parent-style-name="Text_20_body" style:list-style-name="L11">
      <style:paragraph-properties fo:margin-left="0cm" fo:margin-right="0cm" fo:text-indent="0cm" style:auto-text-indent="false"/>
      <style:text-properties fo:font-size="10pt" style:font-size-asian="10pt" style:font-size-complex="10pt"/>
    </style:style>
    <style:style style:name="P50" style:family="paragraph" style:parent-style-name="Text_20_body" style:list-style-name="L16">
      <style:paragraph-properties fo:margin-left="0cm" fo:margin-right="0cm" fo:text-indent="0cm" style:auto-text-indent="false"/>
      <style:text-properties fo:font-size="10pt" style:font-size-asian="10pt" style:font-size-complex="10pt"/>
    </style:style>
    <style:style style:name="T1" style:family="text">
      <style:text-properties style:font-name="Times New Roman1" fo:font-size="18pt" fo:font-weight="bold"/>
    </style:style>
    <style:style style:name="T2" style:family="text">
      <style:text-properties style:font-name="Times New Roman1" fo:font-size="12pt" fo:font-weight="normal" style:font-size-asian="12pt"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style:text-line-through-style="none"/>
    </style:style>
    <style:style style:name="T5" style:family="text">
      <style:text-properties fo:color="#000000" fo:language="zxx" fo:country="none"/>
    </style:style>
    <style:style style:name="T6" style:family="text">
      <style:text-properties style:text-line-through-style="solid"/>
    </style:style>
    <style:style style:name="T7" style:family="text">
      <style:text-properties style:font-name="Times New Roman" fo:font-weight="normal" style:font-weight-asian="normal" style:font-weight-complex="normal"/>
    </style:style>
    <style:style style:name="T8" style:family="text">
      <style:text-properties fo:font-weight="normal" style:font-weight-asian="normal" style:font-weight-complex="normal"/>
    </style:style>
    <style:style style:name="Sect1"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559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LMorphologyConverter <text:s/>(Version 0.10.0.dev)</text:p>
      <text:p text:style-name="P3">User Manual</text:p>
      <text:p text:style-name="P3">January 2010</text:p>
      <text:p text:style-name="P1"><text:a xlink:type="simple" xlink:href="http://www.neuronland.org/"><text:span text:style-name="T1">www.neuronland.org</text:span></text:a></text:p>
      <text:p text:style-name="P4">Overview</text:p>
      <text:p text:style-name="P5"><text:tab/>“NLMorphologyConverter” is a simple command-line program for converting between the various neuron morphology data formats which are used to describe the three-dimensional physical branching structure of biological neurons. The aim is to provide coverage of all formats, old and new, in which data is available online, and/or which are supported by <text:span text:style-name="T2">free and</text:span> commercial software packages (e.g. software for neuron reconstruction, generation, simulation, visualization, and analysis of neuron morphology).</text:p>
      <text:p text:style-name="P5"><text:tab/>Currently <text:span text:style-name="T2">25 formats are supported (covering 50+ format variations). <text:s/></text:span>Some are associated with morphology reconstruction systems (e.g. <text:s/>Neurolucida, NeuroZoom, Eutectics, NeuronJ); others are the native formats of specific software packages (e.g. simulators, editors) used by the neuron reconstruction and neuron modeling community (e.g. SWC, NeuronHOC, Genesis, PSICS); some older formats have been superceded, and others see no use nowadays (Nevin, Douglas, <text:span text:style-name="T2">Oxford</text:span>); others are relatively new, and designed with open data-sharing in mind, i.e. MorphML (part of the NeuroML standard – see <text:a xlink:type="simple" xlink:href="http://www.neuroml.org/">www.neuroml.org</text:a>). (A full history of the various formats would be interesting to recount, but will have to wait for another time, and more research).</text:p>
      <text:p text:style-name="P5"><text:tab/>There is movement within the neuroscience community towards a smaller number of formats, with the most commonly used being Neurolucida (www.mbfbioscience.com/neurolucida), due to its dominance in the market for reconstruction tools, and SWC, a compact text format which has now been adopted by the NeuroMorpho database (<text:a xlink:type="simple" xlink:href="http://www.neuromorpho.org/">www.neuromorpho.org</text:a>). <text:s/>NeuroML <text:s/>should also be noted as a format whose level of adoption should grow in the future, as direct support is added to more software.</text:p>
      <text:p text:style-name="P5"><text:span text:style-name="T2"><text:tab/>The need to convert between different neuron morphology file formats is of course not new. Various converters are available, either as part of other software packages, as standalone executables, or scripts. These converters have been fairly limited in the number of file formats supported, and the conversion is usually uni-directional. </text:span>NLMorphologyConverter tries to provide a bi-directional bridge between all 3D morphology formats, helping efforts to avoid the loss of data, and facilitating compatibility between all software programs which employ one or more of the supported formats. <text:s/>If any new formats are adopted in the future by the neuroscience community, they will be supported too.</text:p>
      <text:p text:style-name="P5"><text:tab/>The <text:span text:style-name="T2">NLMorphologyConverter</text:span> software is currently available as a binary download for Microsoft Windows and Apple Mac OSX <text:s/>operating systems only.</text:p>
      <text:p text:style-name="P5"><text:tab/>A related software package, NLMorphologyViewer is also available from the website. It is built on top of the conversion technology developed for the NLMorphologyConverter, and provides an interactive graphical view of the neuron data, as well as access to the main functionality provided by the converter. </text:p>
      <text:p text:style-name="Text_20_body"><text:span text:style-name="T2"><text:tab/>The testing regime to which the software is subjected is detailed on the website (</text:span><text:a xlink:type="simple" xlink:href="http://www.neuronland.org/"><text:span text:style-name="T2">www.neuronland.org</text:span></text:a><text:span text:style-name="T2">). The purpose is to demonstrate the lengths being taken to ensure the correctness of the import/export algorithms, and thereby make the user more confident in the <text:s/>validity of the generated data files.</text:span></text:p>
      <text:p text:style-name="P7"/>
      <text:p text:style-name="P7"><text:soft-page-break/>Main Features</text:p>
      <text:list xml:id="list21576011" text:style-name="L1">
        <text:list-item>
          <text:p text:style-name="P35">Currently 25 different morphology file formats fully or partially supported. </text:p>
        </text:list-item>
        <text:list-item>
          <text:p text:style-name="P35">These 25 formats cover 50+ format variations (different version numbers, and layout styles).</text:p>
        </text:list-item>
        <text:list-item>
          <text:p text:style-name="P35">Automatic detection of input file format.</text:p>
        </text:list-item>
        <text:list-item>
          <text:p text:style-name="P35">Faithful reproduction of output file formatting. </text:p>
        </text:list-item>
        <text:list-item>
          <text:p text:style-name="P35">Many command line options for manipulating the imported data </text:p>
        </text:list-item>
        <text:list-item>
          <text:p text:style-name="P30">Intensively tested using over 20,000 publicly available morphology data files. </text:p>
        </text:list-item>
      </text:list>
      <text:p text:style-name="P15"/>
      <text:p text:style-name="P14"><text:tab/>All users are advised to check the generated output data before making further use of it. Although import and export algorithms are well tested and generally reliable, there may be special cases which are not imported correctly - for certain file formats, original data often contains errors which the importer may not be able to deal with correctly; other formats are not sufficiently strictly specified that correct import can be guaranteed under all circumstances.</text:p>
      <text:p text:style-name="P2"/>
      <text:p text:style-name="P8">The Future</text:p>
      <text:p text:style-name="P5"><text:tab/>Work towards the first non-beta version of the NLMorphologyConverter (i.e. version 1.0.0) is still ongoing. <text:s/>Lack of development time means progress has been unexpectedly slow since 2011. It is hoped that version 1.0.0 will see the light of day in the not too distant future. Beyond this, bug-fixes will have priority, along with improved support for existing file formats. However, the fundamental functionality now exists in a reasonably advanced form, and will hopefully not require the investment of too much more development time.</text:p>
      <text:p text:style-name="P5"><text:span text:style-name="T2"><text:tab/>The technology created during the development of the converter will continue to be incorporated into the </text:span>NLMorphologyViewer (<text:span text:style-name="T2">a fairly simple neuron viewer), and the bulk of future development time will be invested in improving this visual application.</text:span></text:p>
      <text:p text:style-name="P5"/>
      <text:p text:style-name="P5"/>
      <text:p text:style-name="P7">Installation</text:p>
      <text:p text:style-name="P6">Windows</text:p>
      <text:p text:style-name="P5">The Win32 version comes in a standard Microsoft installer package (msi). Simply double-click on the installation package to install. <text:s/>Compatible with windows XP, Vista, 7, 8 </text:p>
      <text:p text:style-name="P5"/>
      <text:p text:style-name="P6">Mac OSX</text:p>
      <text:p text:style-name="P5">The Mac OSX version is currently a simple zipped binary. <text:s/>Installation is simply a matter of decompressing and placing the executable in a suitable location. The program will work on both PPC and Intel based Macs. <text:s/>(Current version targets Mac OSX 10.4 and higher.)</text:p>
      <text:p text:style-name="P6"/>
      <text:p text:style-name="P6">Linux</text:p>
      <text:p text:style-name="P5">Linux support is currently on hold due to lack of development time.</text:p>
      <text:p text:style-name="P17"><text:span text:style-name="T1">Tutorial</text:span><text:line-break/></text:p>
      <text:p text:style-name="Text_20_body">For a full list of command line parameters, see the Command Line Options Reference section of this user manual.</text:p>
      <text:p text:style-name="Text_20_body"/>
      <text:p text:style-name="Text_20_body">1. <text:span text:style-name="T3">Basic Conversion</text:span></text:p>
      <text:p text:style-name="Text_20_body">The simplest way to convert a file containing morphology data directly from one format to another is as follows:</text:p>
      <text:p text:style-name="Text_20_body"/>
      <text:list xml:id="list21557007" text:style-name="L2">
        <text:list-header>
          <text:p text:style-name="P32">NLMorphologyConverter &lt;input file&gt; &lt;output file&gt; &lt;output format&gt;</text:p>
        </text:list-header>
      </text:list>
      <text:p text:style-name="P10"><text:s/></text:p>
      <text:p text:style-name="Text_20_body">For example, </text:p>
      <text:p text:style-name="Text_20_body"/>
      <text:list xml:id="list21607682" text:continue-numbering="true" text:style-name="L2">
        <text:list-header>
          <text:p text:style-name="P32">NLMorphologyConverter neuron.asc neuron.swc SWC</text:p>
        </text:list-header>
      </text:list>
      <text:p text:style-name="P10"><text:s/></text:p>
      <text:p text:style-name="Text_20_body">In this case, a NeurolucidaASC file is converted into an SWC file. Note that the input file format is not specified. It is automatically determined by the converter. If the input format cannot be determined, the conversion will fail. <text:s/>Note that the order of the parameters is important. <text:s/>Any command line parameters which do not start with a “--” are assumed to be, in order, the input file, output file, and output format. <text:s/>A list of output format names can be found in the command reference.</text:p>
      <text:p text:style-name="Text_20_body"/>
      <text:p text:style-name="Text_20_body">Several formats have several associated versions or styles, which can be selected e.g.</text:p>
      <text:p text:style-name="Text_20_body"/>
      <text:list xml:id="list21618366" text:continue-numbering="true" text:style-name="L2">
        <text:list-header>
          <text:p text:style-name="P32">NLMorphologyConverter neuron.swc neuron.asc NeurolucidaASC –-style compact</text:p>
        </text:list-header>
      </text:list>
      <text:p text:style-name="P11"/>
      <text:p text:style-name="P11">and</text:p>
      <text:p text:style-name="P11"/>
      <text:list xml:id="list21606780" text:continue-numbering="true" text:style-name="L2">
        <text:list-header>
          <text:p text:style-name="P32">NLMorphologyConverter neuron.asc neuron.xml MorphML –-versionNumber 1.7.1</text:p>
        </text:list-header>
      </text:list>
      <text:p text:style-name="P10"/>
      <text:p text:style-name="P10"><text:s/></text:p>
      <text:p text:style-name="Text_20_body">2. <text:span text:style-name="T3">Query</text:span></text:p>
      <text:p text:style-name="Text_20_body">Sometimes, one only wishes to query an input file, and not generate an output file. For example</text:p>
      <text:p text:style-name="Text_20_body"/>
      <text:list xml:id="list21619295" text:continue-numbering="true" text:style-name="L2">
        <text:list-header>
          <text:p text:style-name="P32">NLMorphologyConverter neuron.asc --stats --warnings --report neuron.log</text:p>
        </text:list-header>
      </text:list>
      <text:p text:style-name="Text_20_body"/>
      <text:p text:style-name="Text_20_body">This will </text:p>
      <text:list xml:id="list21563362" text:style-name="L3">
        <text:list-item>
          <text:p text:style-name="P33">Output statistics for the neuron as a whole, and for the individual axonal and dendritic trees.</text:p>
        </text:list-item>
        <text:list-item>
          <text:p text:style-name="P33">Output a list of warnings (if any) indicating unusual/unrealistic/problematic data.</text:p>
        </text:list-item>
        <text:list-item>
          <text:p text:style-name="P33">Generate a detailed report file (neuron.log) containing a description of the import process, and also the statistics and warning data already displayed.</text:p>
        </text:list-item>
      </text:list>
      <text:p text:style-name="Text_20_body"><text:soft-page-break/>3. <text:span text:style-name="T3">Modification</text:span></text:p>
      <text:p text:style-name="Text_20_body">There are several command-line options which allow the neuron to be manipulated. <text:s/></text:p>
      <text:list xml:id="list21559807" text:style-name="L4">
        <text:list-item>
          <text:p text:style-name="P34">The spatial co-ordinate of the tree can be globally manipulated, by rotating, scaling and translating. <text:s/></text:p>
        </text:list-item>
        <text:list-item>
          <text:p text:style-name="P34">Various parts of the neuron structure can be omitted, using the “--omit*” options. </text:p>
        </text:list-item>
        <text:list-item>
          <text:p text:style-name="P34">The nature of axonal and dendritic can be swapped (i.e. axonal trees can be converted into dendritic trees, and vice versa).</text:p>
        </text:list-item>
        <text:list-item>
          <text:p text:style-name="P34">Spine and marker data can also be manipulated to a certain extent.</text:p>
          <text:p text:style-name="P34"/>
        </text:list-item>
      </text:list>
      <text:p text:style-name="Text_20_body">These options are all useful for fixing reconstructed data, or removing structure which is not of interest. <text:s/>For example, the command</text:p>
      <text:p text:style-name="Text_20_body"/>
      <text:list xml:id="list21612949" text:continue-list="list21619295" text:style-name="L2">
        <text:list-header>
          <text:p text:style-name="P32">NLMorphologyConverter <text:s/>neuron.asc neuron.xml MorphML --omitSomas </text:p>
          <text:p text:style-name="P32"><text:s text:c="23"/>--translate 0 0 10.0</text:p>
        </text:list-header>
      </text:list>
      <text:p text:style-name="P10"><text:s/></text:p>
      <text:p text:style-name="Text_20_body">will import the NeurolucidaASC file, omit any soma data, add 10 um to all z coordinates, then export in MorphML format.</text:p>
      <text:p text:style-name="Text_20_body"/>
      <text:list xml:id="list21556504" text:style-name="L5">
        <text:list-header>
          <text:p text:style-name="P36">Sometimes, it is necessary to query the tree first (using the “--stats” option), to obtain the IDs of the axonal or dendritic trees which we want to manipulate using the modify options.</text:p>
        </text:list-header>
      </text:list>
      <text:list xml:id="list21595853" text:continue-list="list21612949" text:style-name="L2">
        <text:list-header>
          <text:p text:style-name="P32"/>
          <text:p text:style-name="P32">NLMorphologyConverter <text:s/>neuron.asc neuron.xml MorphML </text:p>
          <text:p text:style-name="P32"><text:s text:c="23"/>--omitTrees 1,5,9 --flipTreeType 3,4</text:p>
        </text:list-header>
      </text:list>
      <text:p text:style-name="Standard"/>
      <text:p text:style-name="Standard">In this case, the trees with ids 1, 5, and 9 are omitted before exporting the MorphML file. Trees 3 and 4 are converted from dendritic to axonal trees (or vice versa).</text:p>
      <text:p text:style-name="P10"/>
      <text:p text:style-name="P10"/>
      <text:p text:style-name="P12">4. Merging</text:p>
      <text:p text:style-name="Text_20_body">Sometimes, reconstructed neuron data is distributed across multiple files. They can be merged using the “--merge” option. For example, </text:p>
      <text:p text:style-name="Text_20_body"/>
      <text:list xml:id="list21599564" text:continue-numbering="true" text:style-name="L2">
        <text:list-header>
          <text:p text:style-name="P32">NLMorphologyConverter <text:s/>--omitAxons --merge neuron1.asc --rotate 0 1 0 25</text:p>
          <text:p text:style-name="P32"><text:s text:c="23"/>--translate 10 5 0 --omitMarkers</text:p>
          <text:p text:style-name="P32"><text:s text:c="23"/>--merge neuron2.asc --rotate 0 1 0 75 </text:p>
          <text:p text:style-name="P32"><text:s text:c="23"/>--scale 0.9 0.9 1.0 1.0</text:p>
          <text:p text:style-name="P32"><text:s text:c="23"/>--merge neuron3.asc </text:p>
          <text:p text:style-name="P32"><text:s text:c="23"/>--export mergedNeuron.asc NeurolucidaASC</text:p>
        </text:list-header>
      </text:list>
      <text:p text:style-name="P10"><text:s/></text:p>
      <text:p text:style-name="Text_20_body">Note that modify options can be specified for each neuron merged. <text:s/>Modify options specified before the first “--merge” are applied globally. <text:s/>Modify options specified after a specific “--merge” option, are applied to the particular file being merged. <text:s/>The export file name and format must be specified with the “--export” option.</text:p>
      <text:p text:style-name="Text_20_body"><text:soft-page-break/>5. <text:span text:style-name="T3">Splitting</text:span></text:p>
      <text:p text:style-name="Text_20_body">The morphology data of a neuron's individual trees can be exported using the “--split” option. For example, if the neuron data file neuron.asc only has dendritic tree data, </text:p>
      <text:p text:style-name="Text_20_body"/>
      <text:list xml:id="list21592904" text:continue-numbering="true" text:style-name="L2">
        <text:list-header>
          <text:p text:style-name="P32">NLMorphologyConverter <text:s/>neuron.asc --split tree .xml MorphML </text:p>
        </text:list-header>
      </text:list>
      <text:p text:style-name="P11"/>
      <text:p text:style-name="Standard">will export the files, <text:s/>tree_dend_01.xml, tree_dend_02.xml, tree_dend_03.xml......one file for each tree.</text:p>
      <text:p text:style-name="Standard"/>
      <text:p text:style-name="Standard"/>
      <text:p text:style-name="P28">6. Import Hinting</text:p>
      <text:p text:style-name="Standard">NLMorphologyConverter has no problem identifying specific file formats. <text:s/>However, certain formats can sometimes require a little extra help to ensure a correct interpretation of the data. <text:s/>Hence the “--hintxxxx” class <text:s/>of options. <text:s/>For example, </text:p>
      <text:p text:style-name="Standard"/>
      <text:list xml:id="list21604638" text:continue-numbering="true" text:style-name="L2">
        <text:list-header>
          <text:p text:style-name="P32">NLMorphologyConverter <text:s/>neuron.swc –-stats –-hintSWCStyle gulyas</text:p>
        </text:list-header>
      </text:list>
      <text:p text:style-name="Text_20_body"/>
      <text:list xml:id="list21595052" text:continue-numbering="true" text:style-name="L2">
        <text:list-header>
          <text:p text:style-name="P32">NLMorphologyConverter <text:s/>neuron.txt –-stats –-hintEutecticsAxon “out”</text:p>
        </text:list-header>
      </text:list>
      <text:p text:style-name="P11"/>
      <text:p text:style-name="P11"/>
      <text:p text:style-name="Standard"/>
      <text:p text:style-name="P28">7. Export Style</text:p>
      <text:p text:style-name="Standard"/>
      <text:p text:style-name="Standard">Several formats have more than 1 distinct layout style (e.g. NeuronHOC has ntscable, swc2hoc, and many others). The styles may differ in the usage of comments, or white-space, or a more fundamental difference in the ordering of sample point data, or in structure naming. Other formats have a well defined versioning system, with subtle differences introduced as the format has evolved (e.g. NeuroML).</text:p>
      <text:p text:style-name="Standard"/>
      <text:p text:style-name="Standard">As described before, styles can be selected using the “--style” option. <text:s/>Specific versions can be selected using the “--versionNumber” option (NeuroML only). In addition, structure names (for relevant file formats only) can be controlled by specifying the “--setAxonPrefix”, “--setDendPrefix”, “--setSomaPrefix” options.</text:p>
      <text:p text:style-name="Standard"/>
      <text:p text:style-name="Standard">Additional export style options allow some control over comments, cell naming, and structure colours, where relevant.</text:p>
      <text:p text:style-name="Standard"/>
      <text:p text:style-name="Standard"/>
      <text:p text:style-name="Standard"/>
      <text:p text:style-name="Standard"/>
      <text:p text:style-name="Standard"/>
      <text:section text:style-name="Sect1" text:name="Section1">
        <text:p text:style-name="P18">Command Line Options Referenc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Option</text:p>
            </table:table-cell>
            <table:table-cell table:style-name="Table2.A1" office:value-type="string">
              <text:p text:style-name="P20">Additional Parameters</text:p>
            </table:table-cell>
            <table:table-cell table:style-name="Table2.A1" office:value-type="string">
              <text:p text:style-name="P20">Since</text:p>
            </table:table-cell>
            <table:table-cell table:style-name="Table2.D1" office:value-type="string">
              <text:p text:style-name="P20">Description</text:p>
            </table:table-cell>
          </table:table-row>
        </table:table>
        <text:p text:style-name="P10"/>
        <text:p text:style-name="P13">Help Opt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version</text:p>
            </table:table-cell>
            <table:table-cell table:style-name="Table1.A1" office:value-type="string">
              <text:p text:style-name="P21">none</text:p>
            </table:table-cell>
            <table:table-cell table:style-name="Table1.A1" office:value-type="string">
              <text:p text:style-name="P21">0.6.0</text:p>
            </table:table-cell>
            <table:table-cell table:style-name="Table1.D1" office:value-type="string">
              <text:p text:style-name="P21">Displays the current version number (ignored if not the unique option)</text:p>
            </table:table-cell>
          </table:table-row>
          <table:table-row>
            <table:table-cell table:style-name="Table1.A2" office:value-type="string">
              <text:p text:style-name="P21">--help</text:p>
            </table:table-cell>
            <table:table-cell table:style-name="Table1.A2" office:value-type="string">
              <text:p text:style-name="P21">none</text:p>
            </table:table-cell>
            <table:table-cell table:style-name="Table1.A2" office:value-type="string">
              <text:p text:style-name="P21">0.6.0</text:p>
            </table:table-cell>
            <table:table-cell table:style-name="Table1.D2" office:value-type="string">
              <text:p text:style-name="P21">Displays a list of command-line parameters which can be passed to the program, with descriptions (ignored if not the unique option)</text:p>
            </table:table-cell>
          </table:table-row>
        </table:table>
        <text:p text:style-name="P10"/>
        <text:p text:style-name="P13">Query Option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stats</text:p>
            </table:table-cell>
            <table:table-cell table:style-name="Table3.A1" office:value-type="string">
              <text:p text:style-name="P21">none</text:p>
            </table:table-cell>
            <table:table-cell table:style-name="Table3.A1" office:value-type="string">
              <text:p text:style-name="P21">0.6.0</text:p>
            </table:table-cell>
            <table:table-cell table:style-name="Table3.D1" office:value-type="string">
              <text:p text:style-name="P10">Displays the following statistics, for the entire neuron, and also per dendritic and axonal tree.</text:p>
              <text:list xml:id="list21559797" text:style-name="L6">
                <text:list-header>
                  <text:p text:style-name="P37">Number of sample points </text:p>
                  <text:p text:style-name="P37">Number of branch points </text:p>
                </text:list-header>
              </text:list>
              <text:list xml:id="list21567900" text:style-name="L7">
                <text:list-header>
                  <text:p text:style-name="P38">Branching order </text:p>
                  <text:p text:style-name="P38">Number of terminals </text:p>
                  <text:p text:style-name="P45">Total tree branch length (microns)</text:p>
                </text:list-header>
              </text:list>
              <text:list xml:id="list21577185" text:style-name="L8">
                <text:list-header>
                  <text:p text:style-name="P46">Tree surface area (microns^2)</text:p>
                </text:list-header>
              </text:list>
              <text:list xml:id="list21562773" text:style-name="L9">
                <text:list-header>
                  <text:p text:style-name="P47">Tree volume (microns^3)</text:p>
                </text:list-header>
              </text:list>
              <text:list xml:id="list21567072" text:style-name="L10">
                <text:list-header>
                  <text:p text:style-name="P39">Maximum terminal path distance (microns) </text:p>
                </text:list-header>
              </text:list>
              <text:list xml:id="list21593471" text:continue-list="list21577185" text:style-name="L8">
                <text:list-header>
                  <text:p text:style-name="P48">Maximum terminal physical distance (microns)</text:p>
                </text:list-header>
              </text:list>
            </table:table-cell>
          </table:table-row>
          <table:table-row>
            <table:table-cell table:style-name="Table3.A2" office:value-type="string">
              <text:p text:style-name="P21">--warnings</text:p>
            </table:table-cell>
            <table:table-cell table:style-name="Table3.A2" office:value-type="string">
              <text:p text:style-name="P21">none</text:p>
            </table:table-cell>
            <table:table-cell>
              <table:table table:is-sub-table="true">
                <table:table-column table:style-name="Table3.C"/>
                <table:table-row table:style-name="Table3.C2.1">
                  <table:table-cell table:style-name="Table3.A2" office:value-type="string">
                    <text:p text:style-name="P21">0.6.0</text:p>
                  </table:table-cell>
                </table:table-row>
                <table:table-row>
                  <table:table-cell table:style-name="Table3.A2" office:value-type="string">
                    <text:p text:style-name="P10">0.7.0</text:p>
                  </table:table-cell>
                </table:table-row>
              </table:table>
            </table:table-cell>
            <table:table-cell>
              <table:table table:is-sub-table="true">
                <table:table-column table:style-name="Table3.D"/>
                <table:table-row table:style-name="Table3.D2.1">
                  <table:table-cell table:style-name="Table3.D2.1.1" office:value-type="string">
                    <text:p text:style-name="P16">Displays the following warnings:</text:p>
                    <text:list xml:id="list21552120" text:style-name="L11">
                      <text:list-header>
                        <text:p text:style-name="P40">Tree root too distant from soma </text:p>
                        <text:p text:style-name="P40">Unary branch point </text:p>
                        <text:p text:style-name="P40">Trinary branch point</text:p>
                        <text:p text:style-name="P40">Other Non-binary branch point (&gt;= 4 children)</text:p>
                        <text:p text:style-name="P40">Disjoint branch connection </text:p>
                        <text:p text:style-name="P40">Branch has zero samples </text:p>
                        <text:p text:style-name="P40">Branch formed from only one sample </text:p>
                        <text:p text:style-name="P40">Sample diameter is excessively large </text:p>
                        <text:p text:style-name="P40">Sample diameter is unusually small </text:p>
                        <text:p text:style-name="P49">Sample diameter is zero</text:p>
                      </text:list-header>
                    </text:list>
                  </table:table-cell>
                </table:table-row>
                <table:table-row>
                  <table:table-cell table:style-name="Table3.D2.1.1" office:value-type="string">
                    <text:p text:style-name="P27">Unusually large change in diameter</text:p>
                    <text:list xml:id="list21582904" text:style-name="L12">
                      <text:list-header>
                        <text:p text:style-name="P41">Large terminal diameter </text:p>
                      </text:list-header>
                    </text:list>
                    <text:list xml:id="list21577102" text:style-name="L13">
                      <text:list-header>
                        <text:p text:style-name="P42">Unusually long section </text:p>
                      </text:list-header>
                    </text:list>
                    <text:list xml:id="list21578692" text:style-name="L14">
                      <text:list-header>
                        <text:p text:style-name="P43">Unusually short section </text:p>
                      </text:list-header>
                    </text:list>
                    <text:list xml:id="list21561649" text:style-name="L15">
                      <text:list-header>
                        <text:p text:style-name="P44">Intersecting sections </text:p>
                      </text:list-header>
                    </text:list>
                    <text:list xml:id="list21583024" text:style-name="L16">
                      <text:list-header>
                        <text:p text:style-name="P50">Encapsulated branch (a child branch lies completely within the extent of its parent). </text:p>
                      </text:list-header>
                    </text:list>
                  </table:table-cell>
                </table:table-row>
              </table:table>
            </table:table-cell>
          </table:table-row>
          <table:table-row>
            <table:table-cell table:style-name="Table3.A2" office:value-type="string">
              <text:p text:style-name="P21">--report &lt;filename&gt;</text:p>
            </table:table-cell>
            <table:table-cell table:style-name="Table3.A2" office:value-type="string">
              <text:p text:style-name="P21">1. filename</text:p>
            </table:table-cell>
            <table:table-cell table:style-name="Table3.A2" office:value-type="string">
              <text:p text:style-name="P21">0.7.0</text:p>
            </table:table-cell>
            <table:table-cell table:style-name="Table3.D2.1.1" office:value-type="string">
              <text:p text:style-name="P21">Generate a report file, detailing import, modification, statistics, warnings, and export.</text:p>
            </table:table-cell>
          </table:table-row>
          <table:table-row>
            <table:table-cell table:style-name="Table3.A2" office:value-type="string">
              <text:p text:style-name="P21">--verbose</text:p>
            </table:table-cell>
            <table:table-cell table:style-name="Table3.A2" office:value-type="string">
              <text:p text:style-name="P21">none</text:p>
            </table:table-cell>
            <table:table-cell table:style-name="Table3.A2" office:value-type="string">
              <text:p text:style-name="P21">0.7.0</text:p>
            </table:table-cell>
            <table:table-cell table:style-name="Table3.D2.1.1" office:value-type="string">
              <text:p text:style-name="P21">Normally, only minimal information is printed to the terminal. <text:s/>This option provides more detailed information about the import, modification, and export processes. </text:p>
            </table:table-cell>
          </table:table-row>
          <table:table-row>
            <table:table-cell table:style-name="Table3.A2" office:value-type="string">
              <text:p text:style-name="P21">--test &lt;filename&gt; &lt;format&gt; &lt;logfile&gt;</text:p>
            </table:table-cell>
            <table:table-cell table:style-name="Table3.A2" office:value-type="string">
              <text:p text:style-name="P21">1. filename</text:p>
              <text:p text:style-name="P21">2. format</text:p>
              <text:p text:style-name="P21">3. log file</text:p>
            </table:table-cell>
            <table:table-cell table:style-name="Table3.A2" office:value-type="string">
              <text:p text:style-name="P21">0.10.0</text:p>
            </table:table-cell>
            <table:table-cell table:style-name="Table3.D2.1.1" office:value-type="string">
              <text:p text:style-name="P21">Run extensive test suite on specified file.</text:p>
            </table:table-cell>
          </table:table-row>
        </table:table>
        <text:p text:style-name="P24"/>
        <text:p text:style-name="P24"><text:soft-page-break/>Import Options</text:p>
        <text:p text:style-name="P2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9">MERGING</text:p>
            </table:table-cell>
            <table:table-cell table:style-name="Table4.A1" office:value-type="string">
              <text:p text:style-name="P21"/>
            </table:table-cell>
            <table:table-cell table:style-name="Table4.A1" office:value-type="string">
              <text:p text:style-name="P21"/>
            </table:table-cell>
            <table:table-cell table:style-name="Table4.D1" office:value-type="string">
              <text:p text:style-name="P21"/>
            </table:table-cell>
          </table:table-row>
          <table:table-row>
            <table:table-cell table:style-name="Table4.A2" office:value-type="string">
              <text:p text:style-name="P21">--merge &lt;filename&gt;</text:p>
            </table:table-cell>
            <table:table-cell table:style-name="Table4.A2" office:value-type="string">
              <text:p text:style-name="P21">1. filename</text:p>
            </table:table-cell>
            <table:table-cell table:style-name="Table4.A2" office:value-type="string">
              <text:p text:style-name="P21">0.7.0</text:p>
            </table:table-cell>
            <table:table-cell table:style-name="Table4.D2" office:value-type="string">
              <text:p text:style-name="P21">Specifies a neuron data file to be merged. <text:s/>All subsequent modify options are applied to this neuron. All <text:s/>modify options specified prior to this options are applied to the resultant merged neuron.</text:p>
            </table:table-cell>
          </table:table-row>
          <table:table-row>
            <table:table-cell table:style-name="Table4.A2" office:value-type="string">
              <text:p text:style-name="P19">VALIDATION</text:p>
            </table:table-cell>
            <table:table-cell table:style-name="Table4.A2" office:value-type="string">
              <text:p text:style-name="P21"/>
            </table:table-cell>
            <table:table-cell table:style-name="Table4.A2" office:value-type="string">
              <text:p text:style-name="P21"/>
            </table:table-cell>
            <table:table-cell table:style-name="Table4.D2" office:value-type="string">
              <text:p text:style-name="P21"/>
            </table:table-cell>
          </table:table-row>
          <table:table-row>
            <table:table-cell table:style-name="Table4.A2" office:value-type="string">
              <text:p text:style-name="P22">--strictValidation</text:p>
            </table:table-cell>
            <table:table-cell table:style-name="Table4.A2" office:value-type="string">
              <text:p text:style-name="P21">none</text:p>
            </table:table-cell>
            <table:table-cell table:style-name="Table4.A2" office:value-type="string">
              <text:p text:style-name="P21">0.10.0</text:p>
            </table:table-cell>
            <table:table-cell table:style-name="Table4.D2" office:value-type="string">
              <text:p text:style-name="P21">Don't accept certain files which deviate from the expected file format specifications (affects only Eutectics for now. Will affect more formats in the future.)</text:p>
            </table:table-cell>
          </table:table-row>
          <table:table-row>
            <table:table-cell table:style-name="Table4.A2" office:value-type="string">
              <text:p text:style-name="P19">HINTING</text:p>
            </table:table-cell>
            <table:table-cell table:style-name="Table4.A2" office:value-type="string">
              <text:p text:style-name="P21"/>
            </table:table-cell>
            <table:table-cell table:style-name="Table4.A2" office:value-type="string">
              <text:p text:style-name="P21"/>
            </table:table-cell>
            <table:table-cell table:style-name="Table4.D2" office:value-type="string">
              <text:p text:style-name="P21"/>
            </table:table-cell>
          </table:table-row>
          <table:table-row>
            <table:table-cell table:style-name="Table4.A2" office:value-type="string">
              <text:p text:style-name="P21">--hintSWCStyle &lt;style&gt;</text:p>
            </table:table-cell>
            <table:table-cell table:style-name="Table4.A2" office:value-type="string">
              <text:p text:style-name="P21">1. style name</text:p>
            </table:table-cell>
            <table:table-cell table:style-name="Table4.A2" office:value-type="string">
              <text:p text:style-name="P21">0.9.0</text:p>
            </table:table-cell>
            <table:table-cell table:style-name="Table4.D2" office:value-type="string">
              <text:p text:style-name="P21">It is possible to help the SWC importer if necessary, specifying the style which the input file is known to have. <text:s text:c="2"/>stdswc, cnicswc, gulyasswc <text:s text:c="2"/>(*default) <text:s/></text:p>
            </table:table-cell>
          </table:table-row>
          <table:table-row>
            <table:table-cell table:style-name="Table4.A2" office:value-type="string">
              <text:p text:style-name="P21">--hintSoma &lt;substring&gt;</text:p>
            </table:table-cell>
            <table:table-cell table:style-name="Table4.A2" office:value-type="string">
              <text:p text:style-name="P21">1. substring to match</text:p>
            </table:table-cell>
            <table:table-cell table:style-name="Table4.A2" office:value-type="string">
              <text:p text:style-name="P21">0.9.0</text:p>
            </table:table-cell>
            <table:table-cell table:style-name="Table4.D2" office:value-type="string">
              <text:p text:style-name="P21">Neurolucida: Identify substring of contour names should be treated as soma data. This is in addition to "Soma", "CellBody" and "Cell Body". We include this option because in many cases soma data is not tagged with the (CellBody) property. </text:p>
              <text:p text:style-name="P21"/>
              <text:p text:style-name="P21">MorphML: Identify cable group name of segments which should be treated as soma segments. Default: "soma". </text:p>
              <text:p text:style-name="P21"/>
              <text:p text:style-name="P21">NeuroZoom: Identify substring of structure which should be treated as soma data. Default: "soma". </text:p>
              <text:p text:style-name="P21"/>
              <text:p text:style-name="P21">PSICS: Identify name of points/branches which should be treated as soma segments. Default: "soma". </text:p>
            </table:table-cell>
          </table:table-row>
          <table:table-row>
            <table:table-cell table:style-name="Table4.A2" office:value-type="string">
              <text:p text:style-name="P21">--hintAxon &lt;substring&gt;</text:p>
            </table:table-cell>
            <table:table-cell table:style-name="Table4.A2" office:value-type="string">
              <text:p text:style-name="P21">1. substring to match</text:p>
            </table:table-cell>
            <table:table-cell table:style-name="Table4.A2" office:value-type="string">
              <text:p text:style-name="P21">0.9.0</text:p>
            </table:table-cell>
            <table:table-cell table:style-name="Table4.D2" office:value-type="string">
              <text:p text:style-name="P21">Euctectics: Identify substring of tree contours which should be treated as axon data. Default: "ax" </text:p>
              <text:p text:style-name="P21"/>
              <text:p text:style-name="P21">MorphML: Identify cable group name of segments which should be treated as axon segments. Default: "axon". </text:p>
              <text:p text:style-name="P21"/>
              <text:p text:style-name="P21">NeuroZoom: Identify substring of structure which should be treated as soma data. Default: "axon". </text:p>
              <text:p text:style-name="P21"/>
              <text:p text:style-name="P21">PSICS: Identify name of points/branches which should be treated as axon segments. Default: "axon". </text:p>
            </table:table-cell>
          </table:table-row>
          <table:table-row>
            <table:table-cell table:style-name="Table4.A2" office:value-type="string">
              <text:p text:style-name="P21">--hintDend &lt;substring&gt;</text:p>
            </table:table-cell>
            <table:table-cell table:style-name="Table4.A2" office:value-type="string">
              <text:p text:style-name="P21">1. substring to match</text:p>
            </table:table-cell>
            <table:table-cell table:style-name="Table4.A2" office:value-type="string">
              <text:p text:style-name="P21">0.9.0</text:p>
            </table:table-cell>
            <table:table-cell table:style-name="Table4.D2" office:value-type="string">
              <text:p text:style-name="P21">Euctectics: Identify substring of tree contours which should be treated as dendrite data. Otherwise all non-axon non-soma contours will be treated as dendrites. </text:p>
              <text:p text:style-name="P21"/>
              <text:p text:style-name="P21">MorphML: Identify cable group name of segments which should be treated as dendrite segments. Default: "dend". </text:p>
              <text:p text:style-name="P21"/>
              <text:p text:style-name="P21">NeuroZoom: Identify substring of structure which should be treated as dendrite data. Default: "dend". </text:p>
              <text:p text:style-name="P21"/>
              <text:p text:style-name="P21">PSICS: Identify name of points/branches which should be treated as dendrite segments. Default: "dend". </text:p>
            </table:table-cell>
          </table:table-row>
          <table:table-row>
            <table:table-cell table:style-name="Table4.A2" office:value-type="string">
              <text:p text:style-name="P21">--hintAllContoursAsSoma</text:p>
            </table:table-cell>
            <table:table-cell table:style-name="Table4.A2" office:value-type="string">
              <text:p text:style-name="P21">none</text:p>
            </table:table-cell>
            <table:table-cell table:style-name="Table4.A2" office:value-type="string">
              <text:p text:style-name="P21">0.9.0</text:p>
            </table:table-cell>
            <table:table-cell table:style-name="Table4.D2" office:value-type="string">
              <text:p text:style-name="P21">Affects: <text:s/>NeurolucidaASC, NeurolucidaDAT, NeurolucidaXML, NeuroZoom.</text:p>
              <text:p text:style-name="P21"><text:soft-page-break/>All contours are treated as soma data. Convenient for forcing all data to be imported. This data can later be modified with modify options. </text:p>
            </table:table-cell>
          </table:table-row>
          <table:table-row>
            <table:table-cell table:style-name="Table4.A2" office:value-type="string">
              <text:p text:style-name="P21">--hintNeuronHOCEntryProc</text:p>
            </table:table-cell>
            <table:table-cell table:style-name="Table4.A2" office:value-type="string">
              <text:p text:style-name="P21">1. procedure name</text:p>
            </table:table-cell>
            <table:table-cell table:style-name="Table4.A2" office:value-type="string">
              <text:p text:style-name="P21">0.9.0</text:p>
            </table:table-cell>
            <table:table-cell table:style-name="Table4.D2" office:value-type="string">
              <text:p text:style-name="P21">Specify the name of the procedure where we should start executing the HOC code</text:p>
            </table:table-cell>
          </table:table-row>
          <table:table-row>
            <table:table-cell table:style-name="Table4.D2" table:number-columns-spanned="4" office:value-type="string">
              <text:p text:style-name="P19">1D FORMAT HELPERS</text:p>
            </table:table-cell>
            <table:covered-table-cell/>
            <table:covered-table-cell/>
            <table:covered-table-cell/>
          </table:table-row>
          <table:table-row>
            <table:table-cell table:style-name="Table4.A2" office:value-type="string">
              <text:p text:style-name="P19"><text:span text:style-name="Source_20_Text"><text:span text:style-name="T7">--set1DBifurAngle</text:span></text:span><text:span text:style-name="T8"> <text:s/>&lt;angle&gt;</text:span></text:p>
            </table:table-cell>
            <table:table-cell table:style-name="Table4.A2" office:value-type="string">
              <text:p text:style-name="P29">1. angle</text:p>
            </table:table-cell>
            <table:table-cell table:style-name="Table4.A2" office:value-type="string">
              <text:p text:style-name="P29">0.10.0</text:p>
            </table:table-cell>
            <table:table-cell table:style-name="Table4.D2" office:value-type="string">
              <text:p text:style-name="P29">angle is in degrees. General. Binary child branches will split at this angle. Non-binary branch points will share this angle range. default 36 </text:p>
            </table:table-cell>
          </table:table-row>
          <table:table-row>
            <table:table-cell table:style-name="Table4.A2" office:value-type="string">
              <text:p text:style-name="P19"><text:span text:style-name="Source_20_Text"><text:span text:style-name="T7">--set1DBifurAngleApical</text:span></text:span><text:span text:style-name="T8"> <text:s/>&lt;angle&gt;</text:span></text:p>
            </table:table-cell>
            <table:table-cell table:style-name="Table4.A2" office:value-type="string">
              <text:p text:style-name="P29">1. angle</text:p>
            </table:table-cell>
            <table:table-cell table:style-name="Table4.A2" office:value-type="string">
              <text:p text:style-name="P29">0.10.0</text:p>
            </table:table-cell>
            <table:table-cell table:style-name="Table4.D2" office:value-type="string">
              <text:p text:style-name="P29">angle is in degrees. <text:s/>overrides General setting. Defaults to General setting) </text:p>
            </table:table-cell>
          </table:table-row>
          <table:table-row>
            <table:table-cell table:style-name="Table4.A2" office:value-type="string">
              <text:p text:style-name="P19"><text:span text:style-name="Source_20_Text"><text:span text:style-name="T7">--set1DBifurAngleAxon</text:span></text:span><text:span text:style-name="T8"> <text:s/>&lt;angle&gt;</text:span></text:p>
            </table:table-cell>
            <table:table-cell table:style-name="Table4.A2" office:value-type="string">
              <text:p text:style-name="P29">1. angle</text:p>
            </table:table-cell>
            <table:table-cell table:style-name="Table4.A2" office:value-type="string">
              <text:p text:style-name="P29">0.10.0</text:p>
            </table:table-cell>
            <table:table-cell table:style-name="Table4.D2" office:value-type="string">
              <text:p text:style-name="P29">angle is in degrees. <text:s/>overrides General setting. Defaults to General setting</text:p>
            </table:table-cell>
          </table:table-row>
          <table:table-row>
            <table:table-cell table:style-name="Table4.A2" office:value-type="string">
              <text:p text:style-name="P19"><text:span text:style-name="Source_20_Text"><text:span text:style-name="T7">--set1DRootAngleRange</text:span></text:span><text:span text:style-name="T8"> <text:s/>&lt;angle&gt; &lt;range&gt;</text:span></text:p>
            </table:table-cell>
            <table:table-cell table:style-name="Table4.A2" office:value-type="string">
              <text:p text:style-name="P29">1. angle</text:p>
              <text:p text:style-name="P29">2. range</text:p>
            </table:table-cell>
            <table:table-cell table:style-name="Table4.A2" office:value-type="string">
              <text:p text:style-name="P29">0.10.0</text:p>
            </table:table-cell>
            <table:table-cell table:style-name="Table4.D2" office:value-type="string">
              <text:p text:style-name="P29">angle, range are in degrees. Range around angle which the dendrites root points will be spread. Default 90, 150 </text:p>
            </table:table-cell>
          </table:table-row>
          <table:table-row>
            <table:table-cell table:style-name="Table4.A2" office:value-type="string">
              <text:p text:style-name="P19"><text:span text:style-name="Source_20_Text"><text:span text:style-name="T7">-- set1DRootAngleRangeApical</text:span></text:span><text:span text:style-name="T8"> <text:s/>&lt;angle&gt; &lt;range&gt;</text:span></text:p>
            </table:table-cell>
            <table:table-cell table:style-name="Table4.A2" office:value-type="string">
              <text:p text:style-name="P29">1. angle</text:p>
              <text:p text:style-name="P29">2. range</text:p>
            </table:table-cell>
            <table:table-cell table:style-name="Table4.A2" office:value-type="string">
              <text:p text:style-name="P29">0.10.0</text:p>
            </table:table-cell>
            <table:table-cell table:style-name="Table4.D2" office:value-type="string">
              <text:p text:style-name="P29">angle, range are in degrees. Range around angle which apical dendrites root points will be spread. Default 270, 45</text:p>
            </table:table-cell>
          </table:table-row>
          <table:table-row>
            <table:table-cell table:style-name="Table4.A2" office:value-type="string">
              <text:p text:style-name="P19"><text:span text:style-name="Source_20_Text"><text:span text:style-name="T7">-- set1DRootAngleRangeAxon</text:span></text:span><text:span text:style-name="T8"> <text:s/>&lt;angle&gt; &lt;range&gt;</text:span></text:p>
            </table:table-cell>
            <table:table-cell table:style-name="Table4.A2" office:value-type="string">
              <text:p text:style-name="P29">1. angle</text:p>
              <text:p text:style-name="P29">2. range</text:p>
            </table:table-cell>
            <table:table-cell table:style-name="Table4.A2" office:value-type="string">
              <text:p text:style-name="P29">0.10.0</text:p>
            </table:table-cell>
            <table:table-cell table:style-name="Table4.D2" office:value-type="string">
              <text:p text:style-name="P29">angle, range are in degrees. Range around 180' which the axon root points will be spread. Default 180, 45)</text:p>
            </table:table-cell>
          </table:table-row>
          <table:table-row>
            <table:table-cell table:style-name="Table4.A2" office:value-type="string">
              <text:p text:style-name="P19"><text:span text:style-name="Source_20_Text"><text:span text:style-name="T7">--set1DBranchingPatten</text:span></text:span><text:span text:style-name="T8"> <text:s/>&lt;pattern&gt;</text:span></text:p>
            </table:table-cell>
            <table:table-cell table:style-name="Table4.A2" office:value-type="string">
              <text:p text:style-name="P29">1. pattern</text:p>
            </table:table-cell>
            <table:table-cell table:style-name="Table4.A2" office:value-type="string">
              <text:p text:style-name="P29">0.10.0</text:p>
            </table:table-cell>
            <table:table-cell table:style-name="Table4.D2" office:value-type="string">
              <text:p text:style-name="P29"><text:span text:style-name="Source_20_Text">pattern</text:span> can currently only be <text:span text:style-name="Source_20_Text">planar</text:span>. More to come in the future. </text:p>
            </table:table-cell>
          </table:table-row>
        </table:table>
        <text:p text:style-name="P23"/>
        <text:p text:style-name="P23"/>
        <text:p text:style-name="P24">Modify Options</text:p>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9">TREES</text:p>
            </table:table-cell>
            <table:covered-table-cell/>
            <table:covered-table-cell/>
            <table:covered-table-cell/>
          </table:table-row>
          <table:table-row>
            <table:table-cell table:style-name="Table5.A2" office:value-type="string">
              <text:p text:style-name="P21">--omitAllAxons</text:p>
            </table:table-cell>
            <table:table-cell table:style-name="Table5.A2" office:value-type="string">
              <text:p text:style-name="P21">none</text:p>
            </table:table-cell>
            <table:table-cell table:style-name="Table5.A2" office:value-type="string">
              <text:p text:style-name="P21">0.6.0</text:p>
            </table:table-cell>
            <table:table-cell table:style-name="Table5.D2" office:value-type="string">
              <text:p text:style-name="P21">Axon data is not passed through to the exported data file.</text:p>
            </table:table-cell>
          </table:table-row>
          <table:table-row>
            <table:table-cell table:style-name="Table5.A2" office:value-type="string">
              <text:p text:style-name="P21">--omitAllDends</text:p>
            </table:table-cell>
            <table:table-cell table:style-name="Table5.A2" office:value-type="string">
              <text:p text:style-name="P21">none</text:p>
            </table:table-cell>
            <table:table-cell table:style-name="Table5.A2" office:value-type="string">
              <text:p text:style-name="P21">0.6.0</text:p>
            </table:table-cell>
            <table:table-cell table:style-name="Table5.D2" office:value-type="string">
              <text:p text:style-name="P21">Dendritic tree data is not passed through to the exported data file.</text:p>
            </table:table-cell>
          </table:table-row>
          <table:table-row>
            <table:table-cell table:style-name="Table5.A2" office:value-type="string">
              <text:p text:style-name="P21">--omitTrees a,b,c</text:p>
            </table:table-cell>
            <table:table-cell table:style-name="Table5.A2" office:value-type="string">
              <text:p text:style-name="P21">List of tree IDs</text:p>
            </table:table-cell>
            <table:table-cell table:style-name="Table5.A2" office:value-type="string">
              <text:p text:style-name="P21">0.6.0</text:p>
            </table:table-cell>
            <table:table-cell table:style-name="Table5.D2" office:value-type="string">
              <text:p text:style-name="P21">Specific trees (axonal or dendritic) are not passed through to the exported data file. <text:s/>Note, the “--stats” option needs to be used to obtain the IDs of trees to be omitted.</text:p>
            </table:table-cell>
          </table:table-row>
          <table:table-row>
            <table:table-cell table:style-name="Table5.A2" office:value-type="string">
              <text:p text:style-name="P21">--flipTreeType n,m,a</text:p>
            </table:table-cell>
            <table:table-cell table:style-name="Table5.A2" office:value-type="string">
              <text:p text:style-name="P21">List of tree IDs</text:p>
            </table:table-cell>
            <table:table-cell table:style-name="Table5.A2" office:value-type="string">
              <text:p text:style-name="P21">0.6.0</text:p>
            </table:table-cell>
            <table:table-cell table:style-name="Table5.D2" office:value-type="string">
              <text:p text:style-name="P21">The specified axonal (dendritic) trees are passed through to export as dendritic (axonal) trees.</text:p>
            </table:table-cell>
          </table:table-row>
          <table:table-row>
            <table:table-cell table:style-name="Table5.A2" office:value-type="string">
              <text:p text:style-name="P21">--allDendsAsAxons</text:p>
            </table:table-cell>
            <table:table-cell table:style-name="Table5.A2" office:value-type="string">
              <text:p text:style-name="P21">none</text:p>
            </table:table-cell>
            <table:table-cell table:style-name="Table5.A2" office:value-type="string">
              <text:p text:style-name="P21">0.6.0</text:p>
            </table:table-cell>
            <table:table-cell table:style-name="Table5.D2" office:value-type="string">
              <text:p text:style-name="P21">All dendritic trees in the imported file are passed to export as axon trees.</text:p>
            </table:table-cell>
          </table:table-row>
          <table:table-row>
            <table:table-cell table:style-name="Table5.A2" office:value-type="string">
              <text:p text:style-name="P21">--allAxonsAsDends</text:p>
            </table:table-cell>
            <table:table-cell table:style-name="Table5.A2" office:value-type="string">
              <text:p text:style-name="P21">none</text:p>
            </table:table-cell>
            <table:table-cell table:style-name="Table5.A2" office:value-type="string">
              <text:p text:style-name="P21">0.6.0</text:p>
            </table:table-cell>
            <table:table-cell table:style-name="Table5.D2" office:value-type="string">
              <text:p text:style-name="P21">All axons in the imported file are passed to export as dendritic trees.</text:p>
            </table:table-cell>
          </table:table-row>
          <table:table-row>
            <table:table-cell table:style-name="Table5.A2" office:value-type="string">
              <text:p text:style-name="P21">--reverseAllTrees</text:p>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Child branch order is reversed, at all branch points of all axonal and dendritic trees.</text:p>
            </table:table-cell>
          </table:table-row>
          <table:table-row>
            <table:table-cell table:style-name="Table5.A2" office:value-type="string">
              <text:p text:style-name="P21">--reverseTrees a,b,c</text:p>
            </table:table-cell>
            <table:table-cell table:style-name="Table5.A2" office:value-type="string">
              <text:p text:style-name="P21">List of tree IDs</text:p>
            </table:table-cell>
            <table:table-cell table:style-name="Table5.A2" office:value-type="string">
              <text:p text:style-name="P21">0.9.0</text:p>
            </table:table-cell>
            <table:table-cell table:style-name="Table5.D2" office:value-type="string">
              <text:p text:style-name="P21">Child branch order is reversed, at all branch points of the specified axonal and dendritic trees.</text:p>
            </table:table-cell>
          </table:table-row>
          <table:table-row>
            <table:table-cell table:style-name="Table5.D2" table:number-columns-spanned="4" office:value-type="string">
              <text:p text:style-name="P19">SOMAS</text:p>
            </table:table-cell>
            <table:covered-table-cell/>
            <table:covered-table-cell/>
            <table:covered-table-cell/>
          </table:table-row>
          <table:table-row>
            <table:table-cell table:style-name="Table5.A2" office:value-type="string">
              <text:p text:style-name="P21">--omitAllSomas</text:p>
              <text:p text:style-name="P21">(prev. <text:s/>--omitSoma)</text:p>
              <text:p text:style-name="P21"><text:s/></text:p>
            </table:table-cell>
            <table:table-cell table:style-name="Table5.A2" office:value-type="string">
              <text:p text:style-name="P21">none</text:p>
            </table:table-cell>
            <table:table-cell table:style-name="Table5.A2" office:value-type="string">
              <text:p text:style-name="P21">0.6.0</text:p>
            </table:table-cell>
            <table:table-cell table:style-name="Table5.D2" office:value-type="string">
              <text:p text:style-name="P21">No soma data is not passed through to the exported data file.</text:p>
            </table:table-cell>
          </table:table-row>
          <table:table-row>
            <table:table-cell table:style-name="Table5.A2" office:value-type="string">
              <text:p text:style-name="P21">--omitSomas</text:p>
            </table:table-cell>
            <table:table-cell table:style-name="Table5.A2" office:value-type="string">
              <text:p text:style-name="P21">List of soma IDs</text:p>
            </table:table-cell>
            <table:table-cell table:style-name="Table5.A2" office:value-type="string">
              <text:p text:style-name="P21">0.9.0</text:p>
            </table:table-cell>
            <table:table-cell table:style-name="Table5.D2" office:value-type="string">
              <text:p text:style-name="P21">Specific soma data is not passed through to the exported data file. <text:s/>Note, the “--stats” option can be used to obtain the IDs of somas to be omitted.</text:p>
            </table:table-cell>
          </table:table-row>
          <text:soft-page-break/>
          <table:table-row>
            <table:table-cell table:style-name="Table5.A2" office:value-type="string">
              <text:p text:style-name="P21">--forceSphereSoma</text:p>
            </table:table-cell>
            <table:table-cell table:style-name="Table5.A2" office:value-type="string">
              <text:p text:style-name="P21">1. radius</text:p>
            </table:table-cell>
            <table:table-cell table:style-name="Table5.A2" office:value-type="string">
              <text:p text:style-name="P21">0.9.0</text:p>
            </table:table-cell>
            <table:table-cell table:style-name="Table5.D2" office:value-type="string">
              <text:p text:style-name="P21">Remove any existing soma data, and set a single sphere soma with given properties</text:p>
            </table:table-cell>
          </table:table-row>
          <table:table-row>
            <table:table-cell table:style-name="Table5.A2" office:value-type="string">
              <text:p text:style-name="P21">--forceCylinderSoma</text:p>
            </table:table-cell>
            <table:table-cell table:style-name="Table5.A2" office:value-type="string">
              <text:p text:style-name="P21">1. radius</text:p>
              <text:p text:style-name="P21">2. length</text:p>
            </table:table-cell>
            <table:table-cell table:style-name="Table5.A2" office:value-type="string">
              <text:p text:style-name="P21">0.9.0</text:p>
            </table:table-cell>
            <table:table-cell table:style-name="Table5.D2" office:value-type="string">
              <text:p text:style-name="P21">Remove any existing soma data, and set a single cylinder soma with given properties</text:p>
            </table:table-cell>
          </table:table-row>
          <table:table-row>
            <table:table-cell table:style-name="Table5.D2" table:number-columns-spanned="4" office:value-type="string">
              <text:p text:style-name="P19">SPINES + MARKERS</text:p>
            </table:table-cell>
            <table:covered-table-cell/>
            <table:covered-table-cell/>
            <table:covered-table-cell/>
          </table:table-row>
          <table:table-row>
            <table:table-cell table:style-name="Table5.A2" office:value-type="string">
              <text:p text:style-name="P21">--omitAllSpines</text:p>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Spine data is not passed through to the exported data file.</text:p>
            </table:table-cell>
          </table:table-row>
          <table:table-row>
            <table:table-cell table:style-name="Table5.A2" office:value-type="string">
              <text:p text:style-name="P21">--omitGlobalSpines</text:p>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Global spine data is not passed through to the exported data file.</text:p>
            </table:table-cell>
          </table:table-row>
          <table:table-row>
            <table:table-cell table:style-name="Table5.A2" office:value-type="string">
              <text:p text:style-name="P21">--omitDendSpines</text:p>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Spine data associated with dendrites is not passed through to the exported data file.</text:p>
            </table:table-cell>
          </table:table-row>
          <table:table-row>
            <table:table-cell table:style-name="Table5.A2" office:value-type="string">
              <text:p text:style-name="P21">--omitAxonSpines</text:p>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Spine data associated with axons <text:s/>is not passed through to the exported data file.</text:p>
            </table:table-cell>
          </table:table-row>
          <table:table-row>
            <table:table-cell table:style-name="Table5.A2" office:value-type="string">
              <text:p text:style-name="P21">--omitAllMarkers</text:p>
              <text:p text:style-name="P21">(prev. --omitMarkers)</text:p>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Marker data is not passed through to the exported data file.</text:p>
            </table:table-cell>
          </table:table-row>
          <table:table-row>
            <table:table-cell table:style-name="Table5.A2" office:value-type="string">
              <text:p text:style-name="P21">--omitGlobalMarkers</text:p>
              <text:p text:style-name="P21"/>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Global marker data is not passed through to the exported data file.</text:p>
            </table:table-cell>
          </table:table-row>
          <table:table-row>
            <table:table-cell table:style-name="Table5.A2" office:value-type="string">
              <text:p text:style-name="P21">--omitSomaMarkers</text:p>
              <text:p text:style-name="P21"/>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Markers associated with soma data are not passed through to the exported data file.</text:p>
            </table:table-cell>
          </table:table-row>
          <table:table-row>
            <table:table-cell table:style-name="Table5.A2" office:value-type="string">
              <text:p text:style-name="P21">--omitAxonMarkers</text:p>
              <text:p text:style-name="P21"/>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Markers associated with axon data are not passed through to the exported data file.</text:p>
            </table:table-cell>
          </table:table-row>
          <table:table-row>
            <table:table-cell table:style-name="Table5.A2" office:value-type="string">
              <text:p text:style-name="P21">--omitDendMarkers</text:p>
              <text:p text:style-name="P21"/>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Markers associated with dendrite data are not passed through to the exported data file.</text:p>
            </table:table-cell>
          </table:table-row>
          <table:table-row>
            <table:table-cell table:style-name="Table5.A2" office:value-type="string">
              <text:p text:style-name="P21">--markersToSpines &lt;markername&gt;</text:p>
            </table:table-cell>
            <table:table-cell table:style-name="Table5.A2" office:value-type="string">
              <text:p text:style-name="P21">1. all | “markername”</text:p>
            </table:table-cell>
            <table:table-cell table:style-name="Table5.A2" office:value-type="string">
              <text:p text:style-name="P21">0.9.0</text:p>
            </table:table-cell>
            <table:table-cell table:style-name="Table5.D2" office:value-type="string">
              <text:p text:style-name="P21">Markers of the specific marker name (or all markers, if all is specified), are converted to spines. Global markers become global spines. Dendritic markers become dendritic spines.</text:p>
            </table:table-cell>
          </table:table-row>
          <table:table-row>
            <table:table-cell table:style-name="Table5.A2" office:value-type="string">
              <text:p text:style-name="P21">--spinesToMarkers &lt;markername&gt;</text:p>
            </table:table-cell>
            <table:table-cell table:style-name="Table5.A2" office:value-type="string">
              <text:p text:style-name="P21">1. “marker name”</text:p>
            </table:table-cell>
            <table:table-cell table:style-name="Table5.A2" office:value-type="string">
              <text:p text:style-name="P21">0.9.0</text:p>
            </table:table-cell>
            <table:table-cell table:style-name="Table5.D2" office:value-type="string">
              <text:p text:style-name="P21">All spines are converted to markers, with the given marker name. Global spines become global markers. Dendritic spines become dendritic markers. Useful for retaining spine data in file formats which support markers, but not spines.</text:p>
            </table:table-cell>
          </table:table-row>
          <table:table-row>
            <table:table-cell table:style-name="Table5.A2" office:value-type="string">
              <text:p text:style-name="P21">--mapGlobalSpinesToBranches</text:p>
            </table:table-cell>
            <table:table-cell table:style-name="Table5.A2" office:value-type="string">
              <text:p text:style-name="P21">1. limit (um)</text:p>
            </table:table-cell>
            <table:table-cell table:style-name="Table5.A2" office:value-type="string">
              <text:p text:style-name="P21">0.9.0</text:p>
            </table:table-cell>
            <table:table-cell table:style-name="Table5.D2" office:value-type="string">
              <text:p text:style-name="P21">Map global spine data (i.e. spine data which isn't explicitly associated with a specific branch) to specific branches. <text:s/>&lt;limit&gt; is max possible distance from a branch sample (um) for spine to be considered mappable. Specify a large limit if you wish to ensure that all global spines are mapped. </text:p>
            </table:table-cell>
          </table:table-row>
          <table:table-row>
            <table:table-cell table:style-name="Table5.A2" office:value-type="string">
              <text:p text:style-name="P21">--mapGlobalMarkersToBranches</text:p>
            </table:table-cell>
            <table:table-cell table:style-name="Table5.A2" office:value-type="string">
              <text:p text:style-name="P21">1. limit (um)</text:p>
            </table:table-cell>
            <table:table-cell table:style-name="Table5.A2" office:value-type="string">
              <text:p text:style-name="P21">0.9.0</text:p>
            </table:table-cell>
            <table:table-cell table:style-name="Table5.D2" office:value-type="string">
              <text:p text:style-name="P21">Map global marker data (i.e. marker data which isn't explicitly associated with a specific branch) to specific branches. <text:s/>&lt;limit&gt; is max possible distance from a branch sample (um) for spine to be considered mappable. <text:s/>Specify a large limit if you wish to ensure that all global markers are mapped. </text:p>
            </table:table-cell>
          </table:table-row>
          <table:table-row>
            <table:table-cell table:style-name="Table5.A2" office:value-type="string">
              <text:p text:style-name="P21">--forceSpinesGlobal</text:p>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Spines which are associated with soma or tree structure, are disassociated, and made global (useful for NeuroZoom export)</text:p>
            </table:table-cell>
          </table:table-row>
          <table:table-row>
            <table:table-cell table:style-name="Table5.A2" office:value-type="string">
              <text:p text:style-name="P21">--forceMarkersGlobal</text:p>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Markers which are associated with soma or tree structure, are disassociated, and made global (useful for NeuroZoom export). </text:p>
            </table:table-cell>
          </table:table-row>
          <table:table-row>
            <table:table-cell table:style-name="Table5.A2" office:value-type="string">
              <text:p text:style-name="P21">--spinesToBranches</text:p>
            </table:table-cell>
            <table:table-cell table:style-name="Table5.A2" office:value-type="string">
              <text:p text:style-name="P21">none</text:p>
            </table:table-cell>
            <table:table-cell table:style-name="Table5.A2" office:value-type="string">
              <text:p text:style-name="P21">0.10.0</text:p>
            </table:table-cell>
            <table:table-cell table:style-name="Table5.D2" office:value-type="string">
              <text:p text:style-name="P21">Spines are converted to branches. <text:s/>2-sample branches, except in the case of spine contours (e.g. those imported from ImarisHDF format).</text:p>
            </table:table-cell>
          </table:table-row>
          <text:soft-page-break/>
          <table:table-row>
            <table:table-cell table:style-name="Table5.D2" table:number-columns-spanned="4" office:value-type="string">
              <text:p text:style-name="P19">GLOBAL POSITIONING</text:p>
            </table:table-cell>
            <table:covered-table-cell/>
            <table:covered-table-cell/>
            <table:covered-table-cell/>
          </table:table-row>
          <table:table-row>
            <table:table-cell table:style-name="Table5.A2" office:value-type="string">
              <text:p text:style-name="P21">--scale x y z d</text:p>
            </table:table-cell>
            <table:table-cell table:style-name="Table5.A2" office:value-type="string">
              <text:p text:style-name="P21">1. x-axis scale</text:p>
              <text:p text:style-name="P21">2. y-axis scale</text:p>
              <text:p text:style-name="P21">3. z-axis scale</text:p>
              <text:p text:style-name="P21">4. diameter scale</text:p>
            </table:table-cell>
            <table:table-cell table:style-name="Table5.A2" office:value-type="string">
              <text:p text:style-name="P21">0.6.0</text:p>
            </table:table-cell>
            <table:table-cell table:style-name="Table5.D2" office:value-type="string">
              <text:p text:style-name="P21">All 3D co-ordinate data points (sample, and marker positions, and diameter) are scaled by the given values</text:p>
            </table:table-cell>
          </table:table-row>
          <table:table-row>
            <table:table-cell table:style-name="Table5.A2" office:value-type="string">
              <text:p text:style-name="P21">--translate x y z</text:p>
            </table:table-cell>
            <table:table-cell table:style-name="Table5.A2" office:value-type="string">
              <text:p text:style-name="P21">1. x-axis shift</text:p>
              <text:p text:style-name="P21">2. y-axis shift</text:p>
              <text:p text:style-name="P21">3. z-axis shift</text:p>
            </table:table-cell>
            <table:table-cell table:style-name="Table5.A2" office:value-type="string">
              <text:p text:style-name="P21">0.6.0</text:p>
            </table:table-cell>
            <table:table-cell table:style-name="Table5.D2" office:value-type="string">
              <text:p text:style-name="P21">All 3D co-ordinate data points (sample, and marker positions) are offset by the given 3D vector (x, y, z)</text:p>
            </table:table-cell>
          </table:table-row>
          <table:table-row>
            <table:table-cell table:style-name="Table5.A2" office:value-type="string">
              <text:p text:style-name="P21">--rotate x y z A</text:p>
            </table:table-cell>
            <table:table-cell table:style-name="Table5.A2" office:value-type="string">
              <text:p text:style-name="P21">1. x</text:p>
              <text:p text:style-name="P21">2. y</text:p>
              <text:p text:style-name="P21">3. z</text:p>
              <text:p text:style-name="P21">4. A</text:p>
            </table:table-cell>
            <table:table-cell table:style-name="Table5.A2" office:value-type="string">
              <text:p text:style-name="P21">0.7.0</text:p>
            </table:table-cell>
            <table:table-cell table:style-name="Table5.D2" office:value-type="string">
              <text:p text:style-name="P21">All 3D co-ordinate data points (sample, and marker positions) are <text:s/>rotated 'A' degrees around the given direction vector (x, y, z).</text:p>
            </table:table-cell>
          </table:table-row>
          <table:table-row>
            <table:table-cell table:style-name="Table5.A2" office:value-type="string">
              <text:p text:style-name="P21">--moveOriginToSoma</text:p>
            </table:table-cell>
            <table:table-cell table:style-name="Table5.A2" office:value-type="string">
              <text:p text:style-name="P21">none</text:p>
            </table:table-cell>
            <table:table-cell table:style-name="Table5.A2" office:value-type="string">
              <text:p text:style-name="P21">0.9.0</text:p>
            </table:table-cell>
            <table:table-cell table:style-name="Table5.D2" office:value-type="string">
              <text:p text:style-name="P21">Translates entire neuron, so that the soma centre point <text:s/>- the average of all soma sample points <text:s/>(or tree root centre point <text:s/>if there is no soma) becomes position (0,0,0). Overrides --translate.</text:p>
            </table:table-cell>
          </table:table-row>
        </table:table>
        <text:p text:style-name="P21"/>
        <text:p text:style-name="P24">Export Options</text:p>
        <text:p text:style-name="P23"/>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9">FORMAT/STYLE/CUSTOMIZATION</text:p>
            </table:table-cell>
            <table:covered-table-cell/>
            <table:covered-table-cell/>
            <table:covered-table-cell/>
            <table:covered-table-cell/>
          </table:table-row>
          <table:table-row table:style-name="Table6.2">
            <table:table-cell table:style-name="Table6.A2" table:number-rows-spanned="4" office:value-type="string">
              <text:p text:style-name="P21">[--export] &lt;filename&gt; &lt;format&gt;</text:p>
            </table:table-cell>
            <table:table-cell table:style-name="Table6.A2" table:number-rows-spanned="4" office:value-type="string">
              <text:p text:style-name="P21">1. filename</text:p>
              <text:p text:style-name="P21">2. format</text:p>
            </table:table-cell>
            <table:table-cell table:style-name="Table6.A2" office:value-type="string">
              <text:p text:style-name="P21">0.6.0</text:p>
              <text:p text:style-name="P21"/>
              <text:p text:style-name="P21"/>
            </table:table-cell>
            <table:table-cell table:style-name="Table6.A1" table:number-rows-spanned="4" table:number-columns-spanned="2" office:value-type="string">
              <text:p text:style-name="P21">Specify output filename and morphology format. This option is only essential when using the “--merge” option, otherwise it can be omitted (specify just filename and format directly).</text:p>
              <text:p text:style-name="P21"/>
              <text:p text:style-name="P21">Format can be one of the following</text:p>
              <text:p text:style-name="P21"/>
              <text:p text:style-name="P21">ArborVitae</text:p>
              <text:p text:style-name="P21">Douglas3D</text:p>
              <text:p text:style-name="P21">Eutectics</text:p>
              <text:p text:style-name="P21">Genesis</text:p>
              <text:p text:style-name="P21">Glasgow</text:p>
              <text:p text:style-name="P21">GulyasTree</text:p>
              <text:p text:style-name="P21"><text:span text:style-name="T6">LNeuronAmiraMesh</text:span> <text:s/>(0A0: renamed to AmiraMesh)</text:p>
              <text:p text:style-name="P21">MaxSim</text:p>
              <text:p text:style-name="P21"><text:span text:style-name="T6">MorphML</text:span> <text:s/>(0A0: renamed to NeuroML)</text:p>
              <text:p text:style-name="P21">NeurolucidaClassic</text:p>
              <text:p text:style-name="P26">NeurolucidaV3 <text:s/><text:span text:style-name="T4"><text:s text:c="2"/>(080: renamed to NeurolucidaASC)</text:span></text:p>
              <text:p text:style-name="P21">NeuroZoom</text:p>
              <text:p text:style-name="P26">NeuronGeneric <text:s/><text:span text:style-name="T4"><text:s/>(090: renamed to NeuronHOC)</text:span></text:p>
              <text:p text:style-name="P26">NeuronNTSCable <text:s/><text:span text:style-name="T4"><text:s/>(</text:span><text:span text:style-name="T4">090: </text:span><text:span text:style-name="T4">incorporated into NeuronHOC)</text:span></text:p>
              <text:p text:style-name="P26">NeuronSWC2HOC <text:span text:style-name="T4">(090: incorporated into NeuronHOC)</text:span></text:p>
              <text:p text:style-name="P21">Nevin</text:p>
              <text:p text:style-name="P21">NINDS3D</text:p>
              <text:p text:style-name="P21">Oxford</text:p>
              <text:p text:style-name="P21">SWC</text:p>
              <text:p text:style-name="P21"/>
              <text:p text:style-name="P21">NeurolucidaASC (renamed fromNeurolucidaV3)</text:p>
              <text:p text:style-name="P21">NeurolucidaDAT (first and currently only binary format)</text:p>
              <text:p text:style-name="P21"/>
              <text:p text:style-name="P21"/>
              <text:p text:style-name="P21">NeurolucidaXML</text:p>
              <text:p text:style-name="P21">NeuronHOC (replaces NeuronGeneric, etc)</text:p>
              <text:p text:style-name="P21">PSICS</text:p>
              <text:p text:style-name="P21"><text:soft-page-break/></text:p>
              <text:p text:style-name="P21">Amaral</text:p>
              <text:p text:style-name="P21">AmiraMesh <text:s/>(replaced LNeuronAmiraMesh)</text:p>
              <text:p text:style-name="P21">Korogod</text:p>
              <text:p text:style-name="P21">NeuroML (replaces MorphML)</text:p>
              <text:p text:style-name="P21"/>
            </table:table-cell>
            <table:covered-table-cell/>
          </table:table-row>
          <table:table-row table:style-name="Table6.3">
            <table:covered-table-cell/>
            <table:covered-table-cell/>
            <table:table-cell table:style-name="Table6.C3" office:value-type="string">
              <text:p text:style-name="P21">0.8.0</text:p>
            </table:table-cell>
            <table:covered-table-cell/>
            <table:covered-table-cell/>
          </table:table-row>
          <table:table-row table:style-name="Table6.4">
            <table:covered-table-cell/>
            <table:covered-table-cell/>
            <table:table-cell table:style-name="Table6.C3" office:value-type="string">
              <text:p text:style-name="P21">0.9.0</text:p>
            </table:table-cell>
            <table:covered-table-cell/>
            <table:covered-table-cell/>
          </table:table-row>
          <table:table-row table:style-name="Table6.5">
            <table:covered-table-cell/>
            <table:covered-table-cell/>
            <table:table-cell table:style-name="Table6.C3" office:value-type="string">
              <text:p text:style-name="P21">0.10.0</text:p>
            </table:table-cell>
            <table:covered-table-cell/>
            <table:covered-table-cell/>
          </table:table-row>
          <table:table-row>
            <table:table-cell table:style-name="Table6.C3" office:value-type="string">
              <text:p text:style-name="P21">--versionNumber &lt;string&gt;</text:p>
            </table:table-cell>
            <table:table-cell table:style-name="Table6.C3" office:value-type="string">
              <text:p text:style-name="P21"/>
            </table:table-cell>
            <table:table-cell table:style-name="Table6.C3" office:value-type="string">
              <text:p text:style-name="P21">0.9.0</text:p>
            </table:table-cell>
            <table:table-cell table:style-name="Table6.D6" table:number-columns-spanned="2" office:value-type="string">
              <text:p text:style-name="P21">Specify the version number of <text:s/>the exported format. Currently only affects NeuroML export. * is default</text:p>
              <text:p text:style-name="P21">1.0, 1.1, 1.2, 1.3, 1.4, 1.5, 1.6, 1.7, 1.7.1, 1.7.2, 1.7.3, 1.8.0, 1.8.1, 1.8.2*, 2.0</text:p>
            </table:table-cell>
            <table:covered-table-cell/>
          </table:table-row>
          <table:table-row>
            <table:table-cell table:style-name="Table6.C3" table:number-rows-spanned="8" office:value-type="string">
              <text:p text:style-name="P21">--style &lt;string&gt;</text:p>
            </table:table-cell>
            <table:table-cell table:style-name="Table6.C3" table:number-rows-spanned="8" office:value-type="string">
              <text:p text:style-name="P21"/>
            </table:table-cell>
            <table:table-cell table:style-name="Table6.C3" table:number-rows-spanned="8" office:value-type="string">
              <text:p text:style-name="P21">0.9.0</text:p>
            </table:table-cell>
            <table:table-cell table:style-name="Table6.D6" table:number-columns-spanned="2" office:value-type="string">
              <text:p text:style-name="P21">Specify a style for the exported format. (styles are equivalent representations of the data)</text:p>
              <text:p text:style-name="P21">* default export style for each format.</text:p>
              <text:p text:style-name="P21"/>
            </table:table-cell>
            <table:covered-table-cell/>
          </table:table-row>
          <table:table-row>
            <table:covered-table-cell/>
            <table:covered-table-cell/>
            <table:covered-table-cell/>
            <table:table-cell table:style-name="Table6.A2" office:value-type="string">
              <text:p text:style-name="P21">AmiraMesh</text:p>
            </table:table-cell>
            <table:table-cell table:style-name="Table6.A1" office:value-type="string">
              <text:p text:style-name="P21">lneuron*, skeletongraph, spatialgraph</text:p>
              <text:p text:style-name="P21">(added version: 0.10.0)</text:p>
            </table:table-cell>
          </table:table-row>
          <table:table-row>
            <table:covered-table-cell/>
            <table:covered-table-cell/>
            <table:covered-table-cell/>
            <table:table-cell table:style-name="Table6.C3" office:value-type="string">
              <text:p text:style-name="P21">NeurolucidaASC</text:p>
            </table:table-cell>
            <table:table-cell table:style-name="Table6.D6" office:value-type="string">
              <text:p text:style-name="P21">modern*, verbose, classictags, nocomments, compact, nmpml</text:p>
            </table:table-cell>
          </table:table-row>
          <table:table-row>
            <table:covered-table-cell/>
            <table:covered-table-cell/>
            <table:covered-table-cell/>
            <table:table-cell table:style-name="Table6.C3" office:value-type="string">
              <text:p text:style-name="P21">NeurolucidaDAT</text:p>
            </table:table-cell>
            <table:table-cell table:style-name="Table6.D6" office:value-type="string">
              <text:p text:style-name="P21">badmarkersize*, <text:s/><text:span text:style-name="T5">corrected</text:span></text:p>
            </table:table-cell>
          </table:table-row>
          <table:table-row>
            <table:covered-table-cell/>
            <table:covered-table-cell/>
            <table:covered-table-cell/>
            <table:table-cell table:style-name="Table6.C3" office:value-type="string">
              <text:p text:style-name="P21">NeuroML</text:p>
            </table:table-cell>
            <table:table-cell table:style-name="Table6.D6" office:value-type="string">
              <text:p text:style-name="P21">neuroml*, morphml</text:p>
            </table:table-cell>
          </table:table-row>
          <table:table-row table:style-name="Table6.12">
            <table:covered-table-cell/>
            <table:covered-table-cell/>
            <table:covered-table-cell/>
            <table:table-cell table:style-name="Table6.C3" office:value-type="string">
              <text:p text:style-name="P21">NeuronHOC </text:p>
            </table:table-cell>
            <table:table-cell table:style-name="Table6.D6" office:value-type="string">
              <text:p text:style-name="P21">slsr*, swc2hoc, cnic, ntscable, geometry_to_neuron, Oz_neuron, topol, morphmlxsl</text:p>
            </table:table-cell>
          </table:table-row>
          <table:table-row>
            <table:covered-table-cell/>
            <table:covered-table-cell/>
            <table:covered-table-cell/>
            <table:table-cell table:style-name="Table6.C3" office:value-type="string">
              <text:p text:style-name="P21">NeuroZoom</text:p>
            </table:table-cell>
            <table:table-cell table:style-name="Table6.D6" office:value-type="string">
              <text:p text:style-name="P21">longpath*, shortpath</text:p>
            </table:table-cell>
          </table:table-row>
          <table:table-row>
            <table:covered-table-cell/>
            <table:covered-table-cell/>
            <table:covered-table-cell/>
            <table:table-cell table:style-name="Table6.C3" office:value-type="string">
              <text:p text:style-name="P21">SWC</text:p>
            </table:table-cell>
            <table:table-cell table:style-name="Table6.D6" office:value-type="string">
              <text:p text:style-name="P21">stdswc*, cnicswc </text:p>
              <text:p text:style-name="P21"/>
            </table:table-cell>
          </table:table-row>
          <table:table-row>
            <table:table-cell table:style-name="Table6.C3" office:value-type="string">
              <text:p text:style-name="P21">--colourAxon, --colorAxon</text:p>
              <text:p text:style-name="P21">--colourDend, --colorDend</text:p>
              <text:p text:style-name="P21">--colourSoma, --colorSoma</text:p>
              <text:p text:style-name="P21">--colourSpine, --colorSpine</text:p>
              <text:p text:style-name="P21">--colourMarker, --colorMarker</text:p>
            </table:table-cell>
            <table:table-cell table:style-name="Table6.C3" office:value-type="string">
              <text:p text:style-name="P21">1. Colour name | RGB(R:G:B)</text:p>
            </table:table-cell>
            <table:table-cell table:style-name="Table6.C3" office:value-type="string">
              <text:p text:style-name="P21">0.9.0</text:p>
            </table:table-cell>
            <table:table-cell table:style-name="Table6.D6" table:number-columns-spanned="2" office:value-type="string">
              <text:p text:style-name="P21">Colour setting, for formats which support such data - NeurolucidaASC, NeurolucidaDAT, NeurolucidaXML, NeuroZoom. Note American (color) or British (colour) spelling permitted. Applied to all elements of specified type, i.e. currently there is no fine control.</text:p>
              <text:p text:style-name="P21"/>
              <text:p text:style-name="P21">Valid colour names: </text:p>
              <text:p text:style-name="P21"><text:s/></text:p>
              <text:p text:style-name="P21">Red, Green, Blue, Yellow, Cyan, Magenta, White, DarkRed, DarkGreen, DarkBlue, DarkYellow, DarkCyan, DarkMagenta, Orange, MediumGray, BrightGray, SkyBlue, MoneyGreen, Cream </text:p>
              <text:p text:style-name="P21"/>
              <text:p text:style-name="P21">For <text:s/>RGB specification, R, G, and B are integers in the range 0-255.</text:p>
              <text:p text:style-name="P21"/>
            </table:table-cell>
            <table:covered-table-cell/>
          </table:table-row>
          <table:table-row>
            <table:table-cell table:style-name="Table6.C3" office:value-type="string">
              <text:p text:style-name="P21">--setPrefixAxon &lt;string&gt;</text:p>
            </table:table-cell>
            <table:table-cell table:style-name="Table6.C3" office:value-type="string">
              <text:p text:style-name="P21">1. prefix</text:p>
            </table:table-cell>
            <table:table-cell table:style-name="Table6.C3" office:value-type="string">
              <text:p text:style-name="P21">0.9.0</text:p>
            </table:table-cell>
            <table:table-cell table:style-name="Table6.D6" table:number-columns-spanned="2" office:value-type="string">
              <text:p text:style-name="P21">Use this to overide default axon structure identifier. Relevant for Eutectics (default "ax"), Genesis (default "a"), MorphML (default "axon_group"), NeuroZoom (default "axon"). </text:p>
            </table:table-cell>
            <table:covered-table-cell/>
          </table:table-row>
          <table:table-row>
            <table:table-cell table:style-name="Table6.C3" office:value-type="string">
              <text:p text:style-name="P21">--setPrefixDend &lt;string&gt;</text:p>
            </table:table-cell>
            <table:table-cell table:style-name="Table6.C3" office:value-type="string">
              <text:p text:style-name="P21">1. prefix</text:p>
            </table:table-cell>
            <table:table-cell table:style-name="Table6.C3" office:value-type="string">
              <text:p text:style-name="P21">0.9.0</text:p>
            </table:table-cell>
            <table:table-cell table:style-name="Table6.D6" table:number-columns-spanned="2" office:value-type="string">
              <text:p text:style-name="P21">Use this to overide default dendrite structure identifier. Relevant for Eutectics (default "d"), Genesis (default "d"), MorphML (default "dendrite_group"), NeuroZoom (default "dendrite"). </text:p>
            </table:table-cell>
            <table:covered-table-cell/>
          </table:table-row>
          <table:table-row>
            <table:table-cell table:style-name="Table6.C3" office:value-type="string">
              <text:p text:style-name="P21">--setPrefixSoma &lt;string&gt;</text:p>
            </table:table-cell>
            <table:table-cell table:style-name="Table6.C3" office:value-type="string">
              <text:p text:style-name="P21">1. prefix</text:p>
            </table:table-cell>
            <table:table-cell table:style-name="Table6.C3" office:value-type="string">
              <text:p text:style-name="P21">0.9.0</text:p>
            </table:table-cell>
            <table:table-cell table:style-name="Table6.D6" table:number-columns-spanned="2" office:value-type="string">
              <text:p text:style-name="P21">Use this to overide default soma structure identifier. Relevant for Eutectics (default "cell"), Genesis (default "soma"), MorphML (default "soma_group"), NeuroZoom (default "soma"), NeurolucidaXXX (default: "CellBody") </text:p>
            </table:table-cell>
            <table:covered-table-cell/>
          </table:table-row>
          <text:soft-page-break/>
          <table:table-row>
            <table:table-cell table:style-name="Table6.C3" office:value-type="string">
              <text:p text:style-name="P21">--identifyNL</text:p>
            </table:table-cell>
            <table:table-cell table:style-name="Table6.C3" office:value-type="string">
              <text:p text:style-name="P21">none</text:p>
            </table:table-cell>
            <table:table-cell table:style-name="Table6.C3" office:value-type="string">
              <text:p text:style-name="P21">0.9.0</text:p>
            </table:table-cell>
            <table:table-cell table:style-name="Table6.D6" table:number-columns-spanned="2" office:value-type="string">
              <text:p text:style-name="P21">Where a file format supports comments, a comment will be generated which identifies NLMorphologyConverter as the creator.</text:p>
            </table:table-cell>
            <table:covered-table-cell/>
          </table:table-row>
          <table:table-row>
            <table:table-cell table:style-name="Table6.C3" office:value-type="string">
              <text:p text:style-name="P21">--cellName &lt;string&gt;</text:p>
            </table:table-cell>
            <table:table-cell table:style-name="Table6.C3" office:value-type="string">
              <text:p text:style-name="P21">1. cell name</text:p>
            </table:table-cell>
            <table:table-cell table:style-name="Table6.C3" office:value-type="string">
              <text:p text:style-name="P21">0.9.0</text:p>
            </table:table-cell>
            <table:table-cell table:style-name="Table6.D6" table:number-columns-spanned="2" office:value-type="string">
              <text:p text:style-name="P21">Assigns a name to the cell - only relevant where a file format supports comments, or a specific mechanism for naming the cell. (Default: use import file name). </text:p>
            </table:table-cell>
            <table:covered-table-cell/>
          </table:table-row>
          <table:table-row>
            <table:table-cell table:style-name="Table6.C3" office:value-type="string">
              <text:p text:style-name="P21">--addComment &lt;string&gt;</text:p>
            </table:table-cell>
            <table:table-cell table:style-name="Table6.C3" office:value-type="string">
              <text:p text:style-name="P21">1. comment string</text:p>
            </table:table-cell>
            <table:table-cell table:style-name="Table6.C3" office:value-type="string">
              <text:p text:style-name="P21">0.9.0</text:p>
            </table:table-cell>
            <table:table-cell table:style-name="Table6.D6" table:number-columns-spanned="2" office:value-type="string">
              <text:p text:style-name="P21">For suitable formats, add an arbitrary comment </text:p>
            </table:table-cell>
            <table:covered-table-cell/>
          </table:table-row>
          <table:table-row>
            <table:table-cell table:style-name="Table6.D6" table:number-columns-spanned="5" office:value-type="string">
              <text:p text:style-name="P19">SPLITTING</text:p>
            </table:table-cell>
            <table:covered-table-cell/>
            <table:covered-table-cell/>
            <table:covered-table-cell/>
            <table:covered-table-cell/>
          </table:table-row>
          <table:table-row>
            <table:table-cell table:style-name="Table6.C3" office:value-type="string">
              <text:p text:style-name="P21">--split &lt;prefix&gt; &lt;extension&gt;</text:p>
            </table:table-cell>
            <table:table-cell table:style-name="Table6.C3" office:value-type="string">
              <text:p text:style-name="P21">1. prefix</text:p>
              <text:p text:style-name="P21">2. <text:s/>extension</text:p>
            </table:table-cell>
            <table:table-cell table:style-name="Table6.C3" office:value-type="string">
              <text:p text:style-name="P21">0.7.0</text:p>
            </table:table-cell>
            <table:table-cell table:style-name="Table6.D6" table:number-columns-spanned="2" office:value-type="string">
              <text:p text:style-name="P21">The imported data is exported one file per tree, with filenames of the <text:s/>form <text:s/>prefix_dend_XX.extension , or <text:s/>prefix_axon_XX.extension.</text:p>
            </table:table-cell>
            <table:covered-table-cell/>
          </table:table-row>
        </table:table>
        <text:p text:style-name="P25"/>
        <text:p text:style-name="P25"/>
        <text:p text:style-name="P25"/>
        <text:p text:style-name="P25"/>
        <text:p text:style-name="P25">References</text:p>
      </text:section>
      <text:p text:style-name="Text_20_body"/>
      <text:p text:style-name="Text_20_body">todo...</text:p>
      <text:p text:style-name="Text_20_body"/>
      <text:p text:style-name="P9">Links</text:p>
      <text:p text:style-name="Text_20_body"/>
      <text:p text:style-name="Text_20_body">Neuronland website - <text:s/>www.neuronland.org<text:line-break/></text:p>
      <text:p text:style-name="Text_20_body">NeuroMorpho morphology data archive – <text:a xlink:type="simple" xlink:href="http://www.neuromorpho.org/">www.neuromorpho.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Times New Roman1" svg:font-family="'Times New Roman', Times, serif"/>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twig twig</meta:initial-creator>
    <meta:creation-date>2008-11-16T21:56:15</meta:creation-date>
    <dc:date>2016-01-11T01:43:04.73</dc:date>
    <dc:language>en-US</dc:language>
    <meta:editing-cycles>67</meta:editing-cycles>
    <meta:editing-duration>P2DT20H23M55S</meta:editing-duration>
    <meta:document-statistic meta:table-count="6" meta:image-count="0" meta:object-count="0" meta:page-count="12" meta:paragraph-count="484" meta:word-count="3812" meta:character-count="24867"/>
    <meta:user-defined meta:name="Info 1"/>
    <meta:user-defined meta:name="Info 2"/>
    <meta:user-defined meta:name="Info 3"/>
    <meta:user-defined meta:name="Info 4"/>
  </office:meta>
</office:document-meta>
</file>